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DM Sans" svg:font-family="'DM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le2" style:family="table">
      <style:table-properties style:width="6.9375in" fo:margin-left="0in" table:align="left"/>
    </style:style>
    <style:style style:name="Table2.A" style:family="table-column">
      <style:table-column-properties style:column-width="0.2931in"/>
    </style:style>
    <style:style style:name="Table2.B" style:family="table-column">
      <style:table-column-properties style:column-width="6.6444in"/>
    </style:style>
    <style:style style:name="Table2.A1" style:family="table-cell">
      <style:table-cell-properties style:vertical-align="middle" fo:background-color="#eeeeee" fo:padding="0in" fo:border="none">
        <style:background-image/>
      </style:table-cell-properties>
    </style:style>
    <style:style style:name="Table2.B1" style:family="table-cell">
      <style:table-cell-properties style:vertical-align="middle" fo:padding="0in" fo:border="none"/>
    </style:style>
    <style:style style:name="Table3" style:family="table">
      <style:table-properties style:width="6.9375in" fo:margin-left="0in" table:align="left"/>
    </style:style>
    <style:style style:name="Table3.A" style:family="table-column">
      <style:table-column-properties style:column-width="0.2931in"/>
    </style:style>
    <style:style style:name="Table3.B" style:family="table-column">
      <style:table-column-properties style:column-width="6.6444in"/>
    </style:style>
    <style:style style:name="Table3.A1" style:family="table-cell">
      <style:table-cell-properties style:vertical-align="middle" fo:background-color="#eeeeee" fo:padding="0in" fo:border="none">
        <style:background-image/>
      </style:table-cell-properties>
    </style:style>
    <style:style style:name="Table3.B1" style:family="table-cell">
      <style:table-cell-properties style:vertical-align="middle" fo:padding="0in" fo:border="none"/>
    </style:style>
    <style:style style:name="Table4" style:family="table">
      <style:table-properties style:width="6.6458in" table:align="left"/>
    </style:style>
    <style:style style:name="Table4.A" style:family="table-column">
      <style:table-column-properties style:column-width="2.2188in"/>
    </style:style>
    <style:style style:name="Table4.B" style:family="table-column">
      <style:table-column-properties style:column-width="2.2083in"/>
    </style:style>
    <style:style style:name="Table4.A1" style:family="table-cell">
      <style:table-cell-properties fo:padding-left="0.075in" fo:padding-right="0.075in" fo:padding-top="0.0194in" fo:padding-bottom="0.0194in" fo:border="1pt solid #000000"/>
    </style:style>
    <style:style style:name="Table4.B2" style:family="table-cell">
      <style:table-cell-properties fo:padding-left="0in" fo:padding-right="0.075in" fo:padding-top="0in" fo:padding-bottom="0.0194in" fo:border-left="none" fo:border-right="1pt solid #000000" fo:border-top="none" fo:border-bottom="1pt solid #000000"/>
    </style:style>
    <style:style style:name="Table5" style:family="table">
      <style:table-properties style:width="6.9375in" fo:margin-left="0in" table:align="left"/>
    </style:style>
    <style:style style:name="Table5.A" style:family="table-column">
      <style:table-column-properties style:column-width="0.2931in"/>
    </style:style>
    <style:style style:name="Table5.B" style:family="table-column">
      <style:table-column-properties style:column-width="6.6444in"/>
    </style:style>
    <style:style style:name="Table5.A1" style:family="table-cell">
      <style:table-cell-properties style:vertical-align="middle" fo:background-color="#eeeeee" fo:padding="0in" fo:border="none">
        <style:background-image/>
      </style:table-cell-properties>
    </style:style>
    <style:style style:name="Table5.B1" style:family="table-cell">
      <style:table-cell-properties style:vertical-align="middle" fo:padding="0in" fo:border="none"/>
    </style:style>
    <style:style style:name="Table6" style:family="table">
      <style:table-properties style:width="6.9375in" fo:margin-left="0in" table:align="left"/>
    </style:style>
    <style:style style:name="Table6.A" style:family="table-column">
      <style:table-column-properties style:column-width="0.2931in"/>
    </style:style>
    <style:style style:name="Table6.B" style:family="table-column">
      <style:table-column-properties style:column-width="6.6444in"/>
    </style:style>
    <style:style style:name="Table6.A1" style:family="table-cell">
      <style:table-cell-properties style:vertical-align="middle" fo:background-color="#eeeeee" fo:padding="0in" fo:border="none">
        <style:background-image/>
      </style:table-cell-properties>
    </style:style>
    <style:style style:name="Table6.B1" style:family="table-cell">
      <style:table-cell-properties style:vertical-align="middle" fo:padding="0in" fo:border="none"/>
    </style:style>
    <style:style style:name="Table7" style:family="table">
      <style:table-properties style:width="6.9375in" fo:margin-left="0in" table:align="left"/>
    </style:style>
    <style:style style:name="Table7.A" style:family="table-column">
      <style:table-column-properties style:column-width="0.2931in"/>
    </style:style>
    <style:style style:name="Table7.B" style:family="table-column">
      <style:table-column-properties style:column-width="6.6444in"/>
    </style:style>
    <style:style style:name="Table7.A1" style:family="table-cell">
      <style:table-cell-properties style:vertical-align="middle" fo:background-color="#eeeeee" fo:padding="0in" fo:border="none">
        <style:background-image/>
      </style:table-cell-properties>
    </style:style>
    <style:style style:name="Table7.B1" style:family="table-cell">
      <style:table-cell-properties style:vertical-align="middle" fo:padding="0in" fo:border="none"/>
    </style:style>
    <style:style style:name="Table8" style:family="table">
      <style:table-properties style:width="6.9375in" fo:margin-left="0in" table:align="left"/>
    </style:style>
    <style:style style:name="Table8.A" style:family="table-column">
      <style:table-column-properties style:column-width="0.2931in"/>
    </style:style>
    <style:style style:name="Table8.B" style:family="table-column">
      <style:table-column-properties style:column-width="6.6444in"/>
    </style:style>
    <style:style style:name="Table8.A1" style:family="table-cell">
      <style:table-cell-properties style:vertical-align="middle" fo:background-color="#eeeeee" fo:padding="0in" fo:border="none">
        <style:background-image/>
      </style:table-cell-properties>
    </style:style>
    <style:style style:name="Table8.B1" style:family="table-cell">
      <style:table-cell-properties style:vertical-align="middle" fo:padding="0in" fo:border="none"/>
    </style:style>
    <style:style style:name="Table9" style:family="table">
      <style:table-properties style:width="6.9375in" fo:margin-left="0in" table:align="left"/>
    </style:style>
    <style:style style:name="Table9.A" style:family="table-column">
      <style:table-column-properties style:column-width="0.2931in"/>
    </style:style>
    <style:style style:name="Table9.B" style:family="table-column">
      <style:table-column-properties style:column-width="6.6444in"/>
    </style:style>
    <style:style style:name="Table9.A1" style:family="table-cell">
      <style:table-cell-properties style:vertical-align="middle" fo:background-color="#eeeeee" fo:padding="0in" fo:border="none">
        <style:background-image/>
      </style:table-cell-properties>
    </style:style>
    <style:style style:name="Table9.B1" style:family="table-cell">
      <style:table-cell-properties style:vertical-align="middle" fo:padding="0in" fo:border="none"/>
    </style:style>
    <style:style style:name="Table10" style:family="table">
      <style:table-properties style:width="6.9375in" fo:margin-left="0in" table:align="left"/>
    </style:style>
    <style:style style:name="Table10.A" style:family="table-column">
      <style:table-column-properties style:column-width="0.2931in"/>
    </style:style>
    <style:style style:name="Table10.B" style:family="table-column">
      <style:table-column-properties style:column-width="6.6444in"/>
    </style:style>
    <style:style style:name="Table10.A1" style:family="table-cell">
      <style:table-cell-properties style:vertical-align="middle" fo:background-color="#eeeeee" fo:padding="0in" fo:border="none">
        <style:background-image/>
      </style:table-cell-properties>
    </style:style>
    <style:style style:name="Table10.B1" style:family="table-cell">
      <style:table-cell-properties style:vertical-align="middle" fo:padding="0in" fo:border="none"/>
    </style:style>
    <style:style style:name="Table11" style:family="table">
      <style:table-properties style:width="6.9375in" fo:margin-left="0in" table:align="left"/>
    </style:style>
    <style:style style:name="Table11.A" style:family="table-column">
      <style:table-column-properties style:column-width="0.2931in"/>
    </style:style>
    <style:style style:name="Table11.B" style:family="table-column">
      <style:table-column-properties style:column-width="6.6444in"/>
    </style:style>
    <style:style style:name="Table11.A1" style:family="table-cell">
      <style:table-cell-properties style:vertical-align="middle" fo:background-color="#eeeeee" fo:padding="0in" fo:border="none">
        <style:background-image/>
      </style:table-cell-properties>
    </style:style>
    <style:style style:name="Table11.B1" style:family="table-cell">
      <style:table-cell-properties style:vertical-align="middle" fo:padding="0in" fo:border="none"/>
    </style:style>
    <style:style style:name="P1" style:family="paragraph" style:parent-style-name="Heading_20_3">
      <style:paragraph-properties fo:margin-left="0in" fo:margin-right="0in" fo:margin-top="0.3126in" fo:margin-bottom="0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8pt" fo:letter-spacing="normal" fo:font-weight="bold"/>
    </style:style>
    <style:style style:name="P2" style:family="paragraph" style:parent-style-name="Heading_20_4">
      <style:paragraph-properties fo:margin-left="0in" fo:margin-right="0in" fo:margin-top="0.2083in" fo:margin-bottom="0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8pt" fo:letter-spacing="normal" fo:font-weight="bold"/>
    </style:style>
    <style:style style:name="P3" style:family="paragraph" style:parent-style-name="Heading_20_3">
      <style:paragraph-properties fo:margin-left="0in" fo:margin-right="0in" fo:margin-top="0.3126in" fo:margin-bottom="0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8pt" fo:letter-spacing="normal" fo:font-style="normal" fo:font-weight="bold"/>
    </style:style>
    <style:style style:name="P4" style:family="paragraph" style:parent-style-name="Heading_20_4">
      <style:paragraph-properties fo:margin-left="0in" fo:margin-right="0in" fo:margin-top="0.2083in" fo:margin-bottom="0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8pt" fo:letter-spacing="normal" fo:font-style="normal" fo:font-weight="bold"/>
    </style:style>
    <style:style style:name="P5" style:family="paragraph" style:parent-style-name="Text_20_body">
      <style:paragraph-properties fo:margin-left="0in" fo:margin-right="0in" fo:text-align="start" style:justify-single-word="false" fo:orphans="2" fo:widows="2" fo:text-indent="0in" style:auto-text-indent="false" style:writing-mode="lr-tb"/>
      <style:text-properties fo:font-variant="normal" fo:text-transform="none" fo:color="#000000" loext:opacity="100%" style:font-name="DM Sans" fo:font-size="13.5pt" fo:letter-spacing="normal" fo:font-style="normal" fo:font-weight="normal" style:font-name-asian="DM Sans" style:font-size-asian="13.5pt" style:font-style-asian="normal" style:font-weight-asian="normal" style:font-name-complex="DM Sans" style:font-size-complex="13.5pt" style:font-style-complex="normal" style:font-weight-complex="normal"/>
    </style:style>
    <style:style style:name="P6" style:family="paragraph" style:parent-style-name="Text_20_body">
      <style:paragraph-properties fo:margin-left="0in" fo:margin-right="0.2083in" fo:text-align="start" style:justify-single-word="false" fo:orphans="2" fo:widows="2" fo:text-indent="0in" style:auto-text-indent="false" style:writing-mode="lr-tb"/>
      <style:text-properties fo:font-variant="normal" fo:text-transform="none" fo:color="#000000" loext:opacity="100%" style:font-name="DM Sans" fo:font-size="13.5pt" fo:letter-spacing="normal" fo:font-style="normal" fo:font-weight="normal" style:font-name-asian="DM Sans" style:font-size-asian="13.5pt" style:font-style-asian="normal" style:font-weight-asian="normal" style:font-name-complex="DM Sans" style:font-size-complex="13.5pt" style:font-style-complex="normal" style:font-weight-complex="normal"/>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fo:color="#000000" loext:opacity="100%" style:font-name="DM Sans" fo:font-size="13.5pt" fo:letter-spacing="normal" fo:font-style="normal" fo:font-weight="bold" style:font-name-asian="DM Sans" style:font-size-asian="13.5pt" style:font-style-asian="normal" style:font-weight-asian="normal" style:font-name-complex="DM Sans" style:font-size-complex="13.5pt" style:font-style-complex="normal" style:font-weight-complex="normal"/>
    </style:style>
    <style:style style:name="P8"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3.5pt" fo:letter-spacing="normal"/>
    </style:style>
    <style:style style:name="P9"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3.5pt" fo:letter-spacing="normal" fo:font-weight="bold"/>
    </style:style>
    <style:style style:name="P1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loext:padding="0in" loext:border="none"/>
    </style:style>
    <style:style style:name="P11" style:family="paragraph" style:parent-style-name="Text_20_body">
      <style:paragraph-properties fo:margin-left="0in" fo:margin-right="0.2083in" fo:text-align="start" style:justify-single-word="false" fo:orphans="2" fo:widows="2" fo:text-indent="0in" style:auto-text-indent="false" style:writing-mode="lr-tb"/>
      <style:text-properties fo:font-variant="normal" fo:text-transform="none" fo:color="#000000" loext:opacity="100%" fo:letter-spacing="normal"/>
    </style:style>
    <style:style style:name="P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fo:color="#000000" loext:opacity="100%" fo:letter-spacing="normal" fo:font-weight="bold"/>
    </style:style>
    <style:style style:name="P1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Monaco" fo:font-size="10.5pt" fo:letter-spacing="normal" fo:font-style="normal" fo:font-weight="normal" loext:padding="0in" loext:border="none"/>
    </style:style>
    <style:style style:name="P14"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text-properties fo:font-variant="normal" fo:text-transform="none" fo:color="#4b4b4b" loext:opacity="100%" style:font-name="DM Sans" fo:font-size="13.5pt" fo:letter-spacing="normal" fo:font-style="normal" fo:font-weight="normal"/>
    </style:style>
    <style:style style:name="P15"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text-properties fo:font-variant="normal" fo:text-transform="none" fo:color="#4b4b4b" loext:opacity="100%" style:font-name="DM Sans" fo:font-size="13.5pt" fo:letter-spacing="normal" fo:font-style="normal" fo:font-weight="bold"/>
    </style:style>
    <style:style style:name="P16" style:family="paragraph" style:parent-style-name="Standard">
      <style:paragraph-properties fo:margin-left="0in" fo:margin-right="0.2083in" fo:margin-top="0in" fo:margin-bottom="0in" style:contextual-spacing="false" fo:text-align="start" style:justify-single-word="false" fo:orphans="2" fo:widows="2" fo:text-indent="0in" style:auto-text-indent="false" style:writing-mode="lr-tb"/>
      <style:text-properties fo:font-size="2pt" style:font-size-asian="2pt" style:font-size-complex="2pt"/>
    </style:style>
    <style:style style:name="P17" style:family="paragraph" style:parent-style-name="Table_20_Contents">
      <style:paragraph-properties fo:margin-left="0in" fo:margin-right="0in" fo:margin-top="0in" fo:margin-bottom="0in" style:contextual-spacing="false" fo:text-align="end" style:justify-single-word="false" fo:text-indent="0in" style:auto-text-indent="false"/>
      <style:text-properties fo:color="#aaaaaa" loext:opacity="100%" style:font-name="inherit" loext:padding-left="0in" loext:padding-right="0.052in" loext:padding-top="0in" loext:padding-bottom="0in" loext:border-left="none" loext:border-right="0.06pt solid #dedede" loext:border-top="none" loext:border-bottom="none"/>
    </style:style>
    <style:style style:name="P18"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loext:padding="0in" loext:border="none"/>
    </style:style>
    <style:style style:name="P19"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loext:padding="0in" loext:border="none"/>
    </style:style>
    <style:style style:name="P20"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333333" loext:opacity="100%" style:font-name="inherit" loext:padding="0in" loext:border="none"/>
    </style:style>
    <style:style style:name="P21" style:family="paragraph" style:parent-style-name="Table_20_Contents">
      <style:paragraph-properties fo:margin-top="0in" fo:margin-bottom="0in" style:contextual-spacing="false"/>
      <style:text-properties fo:color="#ff0000" loext:opacity="100%" style:font-name="DM Sans" fo:language="en" fo:country="US"/>
    </style:style>
    <style:style style:name="P22" style:family="paragraph" style:parent-style-name="Table_20_Contents">
      <style:paragraph-properties fo:margin-top="0in" fo:margin-bottom="0in" style:contextual-spacing="false"/>
      <style:text-properties fo:color="#ff0000" loext:opacity="100%" style:font-name="DM Sans"/>
    </style:style>
    <style:style style:name="P23" style:family="paragraph" style:parent-style-name="Table_20_Contents">
      <style:paragraph-properties fo:margin-top="0in" fo:margin-bottom="0in" style:contextual-spacing="false"/>
      <style:text-properties style:font-name="DM Sans" fo:language="en" fo:country="US"/>
    </style:style>
    <style:style style:name="P24" style:family="paragraph" style:parent-style-name="Table_20_Heading">
      <style:paragraph-properties fo:margin-top="0in" fo:margin-bottom="0in" style:contextual-spacing="false"/>
      <style:text-properties style:font-name="DM Sans" fo:language="en" fo:country="US" fo:font-weight="bold"/>
    </style:style>
    <style:style style:name="P25" style:family="paragraph" style:parent-style-name="Table_20_Contents">
      <style:paragraph-properties fo:margin-left="0in" fo:margin-right="0in" fo:margin-top="0.1563in" fo:margin-bottom="0.3126in" style:contextual-spacing="false" style:line-height-at-least="0.3126in" fo:text-indent="0in" style:auto-text-indent="false"/>
      <style:text-properties fo:color="#4b4b4b" loext:opacity="100%" style:font-name="DM Sans" fo:font-size="13.5pt"/>
    </style:style>
    <style:style style:name="P26" style:family="paragraph" style:parent-style-name="Table_20_Contents">
      <style:paragraph-properties fo:margin-top="0in" fo:margin-bottom="0in" style:contextual-spacing="false"/>
    </style:style>
    <style:style style:name="P2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999999" loext:opacity="100%" style:font-name="inherit" fo:font-style="italic" loext:padding="0in" loext:border="none"/>
    </style:style>
    <style:style style:name="P28"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999999" loext:opacity="100%" loext:padding="0in" loext:border="none"/>
    </style:style>
    <style:style style:name="P29" style:family="paragraph" style:parent-style-name="Table_20_Heading">
      <style:paragraph-properties fo:margin-top="0in" fo:margin-bottom="0in" style:contextual-spacing="false"/>
      <style:text-properties fo:font-weight="bold"/>
    </style:style>
    <style:style style:name="P30"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style>
    <style:style style:name="P3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inherit" fo:font-size="10.5pt" fo:letter-spacing="normal" fo:font-style="normal" fo:font-weight="normal"/>
    </style:style>
    <style:style style:name="P32" style:family="paragraph" style:parent-style-name="Heading_20_1">
      <style:paragraph-properties fo:margin-left="0in" fo:margin-right="0in" fo:margin-top="0in" fo:margin-bottom="0in" style:contextual-spacing="false" style:line-height-at-least="0.5209in" fo:text-indent="0in" style:auto-text-indent="false"/>
      <style:text-properties fo:color="#000000" loext:opacity="100%" style:font-name="DM Sans" fo:font-weight="bold"/>
    </style:style>
    <style:style style:name="P33" style:family="paragraph" style:parent-style-name="Table_20_Contents">
      <style:paragraph-properties fo:margin-left="0in" fo:margin-right="0in" fo:margin-top="0in" fo:margin-bottom="0in" style:contextual-spacing="false" fo:line-height="100%" fo:orphans="1" fo:text-indent="0in" style:auto-text-indent="false"/>
      <style:text-properties fo:font-variant="normal" fo:text-transform="none" style:font-name="inherit" fo:letter-spacing="normal" loext:padding="0in" loext:border="none"/>
    </style:style>
    <style:style style:name="P34" style:family="paragraph" style:parent-style-name="Table_20_Contents">
      <style:paragraph-properties fo:margin-left="0in" fo:margin-right="0in" fo:margin-top="0in" fo:margin-bottom="0in" style:contextual-spacing="false" fo:line-height="100%" fo:orphans="1" fo:text-indent="0in" style:auto-text-indent="false"/>
      <style:text-properties fo:font-variant="normal" fo:text-transform="none" style:font-name="inherit" fo:font-size="2pt" fo:letter-spacing="normal" style:font-name-asian="inherit" style:font-size-asian="2pt" style:font-name-complex="inherit" style:font-size-complex="2pt" loext:padding="0in" loext:border="none"/>
    </style:style>
    <style:style style:name="P35" style:family="paragraph" style:parent-style-name="Table_20_Contents">
      <style:paragraph-properties fo:margin-left="0in" fo:margin-right="0in" fo:margin-top="0in" fo:margin-bottom="0in" style:contextual-spacing="false" fo:line-height="100%" fo:orphans="1"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36" style:family="paragraph" style:parent-style-name="Table_20_Contents">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37" style:family="paragraph" style:parent-style-name="Table_20_Contents">
      <style:paragraph-properties fo:margin-left="0in" fo:margin-right="0in" fo:margin-top="0in" fo:margin-bottom="0in" style:contextual-spacing="false" fo:line-height="100%" fo:orphans="1" fo:text-indent="0in" style:auto-text-indent="false"/>
      <style:text-properties fo:font-size="2pt" style:font-size-asian="2pt" style:font-size-complex="2pt"/>
    </style:style>
    <style:style style:name="P38" style:family="paragraph" style:parent-style-name="Table_20_Contents">
      <style:paragraph-properties fo:margin-left="0in" fo:margin-right="0in" fo:margin-top="0in" fo:margin-bottom="0in" style:contextual-spacing="false" fo:line-height="100%" fo:orphans="0" fo:text-indent="0in" style:auto-text-indent="false"/>
      <style:text-properties fo:font-size="2pt" style:font-size-asian="2pt" style:font-size-complex="2pt"/>
    </style:style>
    <style:style style:name="P39"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fo:font-size="11pt" style:font-size-asian="11pt" style:font-size-complex="11pt" loext:padding="0in" loext:border="none"/>
    </style:style>
    <style:style style:name="P40"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size="11pt" style:font-size-asian="11pt" style:font-size-complex="11pt" loext:padding="0in" loext:border="none"/>
    </style:style>
    <style:style style:name="P4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999999" loext:opacity="100%" fo:font-size="11pt" style:font-size-asian="11pt" style:font-size-complex="11pt" loext:padding="0in" loext:border="none"/>
    </style:style>
    <style:style style:name="P42"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333333" loext:opacity="100%" style:font-name="inherit" fo:font-size="11pt" style:font-size-asian="11pt" style:font-size-complex="11pt" loext:padding="0in" loext:border="none"/>
    </style:style>
    <style:style style:name="P43" style:family="paragraph" style:parent-style-name="Text_20_body" style:list-style-name="L1">
      <style:paragraph-properties fo:margin-left="0in" fo:margin-right="0in" fo:margin-top="0in" fo:margin-bottom="0in" style:contextual-spacing="false" style:line-height-at-least="0.3126in" fo:text-indent="0in" style:auto-text-indent="false" fo:padding="0in" fo:border="none"/>
    </style:style>
    <style:style style:name="P44"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text-properties fo:font-variant="normal" fo:text-transform="none" fo:color="#4b4b4b" loext:opacity="100%" style:font-name="DM Sans" fo:font-size="13.5pt" fo:letter-spacing="normal" fo:font-style="normal" fo:font-weight="bold"/>
    </style:style>
    <style:style style:name="P45"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3.5pt" fo:letter-spacing="normal" fo:font-weight="bold"/>
    </style:style>
    <style:style style:name="P46" style:family="paragraph" style:parent-style-name="Text_20_body">
      <style:paragraph-properties fo:text-align="start" style:justify-single-word="false" fo:orphans="2" fo:widows="2" style:writing-mode="lr-tb"/>
    </style:style>
    <style:style style:name="T1" style:family="text">
      <style:text-properties fo:color="#000000" loext:opacity="100%"/>
    </style:style>
    <style:style style:name="T2" style:family="text">
      <style:text-properties fo:color="#000000" loext:opacity="100%" fo:font-weight="bold"/>
    </style:style>
    <style:style style:name="T3" style:family="text">
      <style:text-properties fo:color="#000000" loext:opacity="100%" style:font-name="inherit"/>
    </style:style>
    <style:style style:name="T4" style:family="text">
      <style:text-properties fo:color="#000000" loext:opacity="100%" style:font-name="inherit" fo:font-weight="bold"/>
    </style:style>
    <style:style style:name="T5" style:family="text">
      <style:text-properties fo:font-variant="normal" fo:text-transform="none" fo:color="#000000" loext:opacity="100%" fo:letter-spacing="normal" loext:padding="0in" loext:border="none"/>
    </style:style>
    <style:style style:name="T6" style:family="text">
      <style:text-properties fo:font-variant="normal" fo:text-transform="none" fo:color="#014fd0" loext:opacity="100%" style:text-line-through-style="none" style:text-line-through-type="none" style:font-name="DM Sans" fo:font-size="13.5pt" fo:letter-spacing="normal" fo:font-style="normal" style:text-underline-style="none" fo:font-weight="normal" style:text-blinking="false" loext:padding-left="0.2602in" loext:padding-right="0in" loext:padding-top="0.2602in" loext:padding-bottom="0.2602in" loext:border-left="0.06pt solid #aaaaaa" loext:border-right="none" loext:border-top="0.06pt solid #aaaaaa" loext:border-bottom="0.06pt solid #aaaaaa"/>
    </style:style>
    <style:style style:name="T7" style:family="text">
      <style:text-properties fo:font-variant="normal" fo:text-transform="none" fo:color="#4b4b4b" loext:opacity="100%" style:font-name="DM Sans" fo:font-size="13.5pt" fo:letter-spacing="normal" fo:font-style="normal" fo:font-weight="normal"/>
    </style:style>
    <style:style style:name="T8" style:family="text">
      <style:text-properties fo:color="#800080" loext:opacity="100%"/>
    </style:style>
    <style:style style:name="T9" style:family="text">
      <style:text-properties fo:color="#800080" loext:opacity="100%" fo:font-weight="bold"/>
    </style:style>
    <style:style style:name="T10" style:family="text">
      <style:text-properties fo:color="#800080" loext:opacity="100%" style:font-name="inherit"/>
    </style:style>
    <style:style style:name="T11" style:family="text">
      <style:text-properties fo:color="#800080" loext:opacity="100%" style:font-name="inherit" fo:font-weight="bold"/>
    </style:style>
    <style:style style:name="T12" style:family="text">
      <style:text-properties fo:color="#800080" loext:opacity="100%" style:font-name="inherit" fo:font-size="10.5pt" fo:font-style="normal" fo:font-weight="normal"/>
    </style:style>
    <style:style style:name="T13" style:family="text">
      <style:text-properties fo:color="#800080" loext:opacity="100%" style:font-name="inherit" fo:font-size="10.5pt" fo:font-style="normal" fo:font-weight="bold"/>
    </style:style>
    <style:style style:name="T14" style:family="text">
      <style:text-properties fo:color="#006fe0" loext:opacity="100%"/>
    </style:style>
    <style:style style:name="T15" style:family="text">
      <style:text-properties fo:color="#006fe0" loext:opacity="100%" style:font-name="inherit"/>
    </style:style>
    <style:style style:name="T16" style:family="text">
      <style:text-properties fo:color="#006fe0" loext:opacity="100%" style:font-name="inherit" fo:font-size="10.5pt" fo:font-style="normal" fo:font-weight="normal"/>
    </style:style>
    <style:style style:name="T17" style:family="text">
      <style:text-properties fo:color="#006fe0" loext:opacity="100%" style:font-name="Monaco" fo:font-size="10.5pt" fo:font-style="normal" fo:font-weight="normal"/>
    </style:style>
    <style:style style:name="T18" style:family="text">
      <style:text-properties fo:color="#008080" loext:opacity="100%"/>
    </style:style>
    <style:style style:name="T19" style:family="text">
      <style:text-properties fo:color="#008080" loext:opacity="100%" style:font-name="inherit"/>
    </style:style>
    <style:style style:name="T20" style:family="text">
      <style:text-properties fo:color="#008080" loext:opacity="100%" style:font-name="inherit" fo:font-size="10.5pt" fo:font-style="normal" fo:font-weight="normal"/>
    </style:style>
    <style:style style:name="T21" style:family="text">
      <style:text-properties fo:color="#333333" loext:opacity="100%"/>
    </style:style>
    <style:style style:name="T22" style:family="text">
      <style:text-properties fo:color="#333333" loext:opacity="100%" style:font-name="inherit"/>
    </style:style>
    <style:style style:name="T23" style:family="text">
      <style:text-properties fo:color="#333333" loext:opacity="100%" style:font-name="inherit" fo:font-size="10.5pt" fo:font-style="normal" fo:font-weight="normal"/>
    </style:style>
    <style:style style:name="T24" style:family="text">
      <style:text-properties fo:color="#002d7a" loext:opacity="100%"/>
    </style:style>
    <style:style style:name="T25" style:family="text">
      <style:text-properties fo:color="#002d7a" loext:opacity="100%" style:font-name="inherit"/>
    </style:style>
    <style:style style:name="T26" style:family="text">
      <style:text-properties fo:color="#002d7a" loext:opacity="100%" style:font-name="inherit" fo:font-size="10.5pt" fo:font-style="normal" fo:font-weight="normal"/>
    </style:style>
    <style:style style:name="T27" style:family="text">
      <style:text-properties fo:color="#009999" loext:opacity="100%"/>
    </style:style>
    <style:style style:name="T28" style:family="text">
      <style:text-properties fo:color="#009999" loext:opacity="100%" style:font-name="inherit"/>
    </style:style>
    <style:style style:name="T29" style:family="text">
      <style:text-properties fo:color="#009999" loext:opacity="100%" style:font-name="inherit" fo:font-size="10.5pt" fo:font-style="normal" fo:font-weight="normal"/>
    </style:style>
    <style:style style:name="T30" style:family="text">
      <style:text-properties style:font-name="inherit" fo:font-style="italic"/>
    </style:style>
    <style:style style:name="T31" style:family="text">
      <style:text-properties style:font-name="inherit" fo:font-weight="bold"/>
    </style:style>
    <style:style style:name="T32" style:family="text">
      <style:text-properties style:font-name="inherit" fo:font-size="10.5pt" fo:font-style="normal" fo:font-weight="normal"/>
    </style:style>
    <style:style style:name="T33" style:family="text">
      <style:text-properties style:font-name="inherit" fo:font-size="10.5pt" fo:font-style="normal" fo:font-weight="bold"/>
    </style:style>
    <style:style style:name="T34" style:family="text">
      <style:text-properties fo:color="#dd1144" loext:opacity="100%" style:font-name="inherit"/>
    </style:style>
    <style:style style:name="T35" style:family="text">
      <style:text-properties fo:color="#999999" loext:opacity="100%" style:font-name="inherit" fo:font-style="italic"/>
    </style:style>
    <style:style style:name="T36" style:family="text">
      <style:text-properties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OLE">
      <style:graphic-properties fo:margin-left="0in" fo:margin-right="0in" fo:margin-top="0in" fo:margin-bottom="0in" style:vertical-pos="top" style:vertical-rel="baseline" fo:padding="0in" fo:border="none" draw:frame-display-scrollbar="false" draw:frame-display-border="false" draw:frame-margin-horizontal="0px" draw:frame-margin-vertical="0px" draw:ole-draw-aspect="1"/>
    </style:style>
    <style:style style:name="Sect1" style:family="section">
      <style:section-properties fo:background-color="#edf6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Difference between Comparator and Comparable in java</text:h>
      <text:section text:style-name="Sect1" text:name="toc_container">
        <text:list xml:id="list170412982" text:style-name="L1">
          <text:list-item>
            <text:p text:style-name="P43"><text:a xlink:type="simple" xlink:href="https://java2blog.com/difference-between-comparator-and-comparable-in-java/#Comparator_vs_Comparable" text:style-name="Internet_20_link" text:visited-style-name="Visited_20_Internet_20_Link"><text:span text:style-name="T6">Comparator vs Comparable</text:span></text:a></text:p>
          </text:list-item>
        </text:list>
      </text:section>
      <text:p text:style-name="P5">One of the common interview question is “What are differences between Comparator and Comparable”. or “How will you sort collection of employee objects by its id or name”.For that we can use two interfaces.i.e. Comparator and Comparable.Before we actually see differences, let me give you brief introduction of both.</text:p>
      <text:h text:style-name="P4" text:outline-level="4">Comparable interface:</text:h>
      <text:p text:style-name="P30"><text:span text:style-name="T7">Class whose objects to be sorted must implement this interface.In this, we have to implement compareTo(Object) method.<text:line-break/>For example: </text:span><text:span text:style-name="T5"> </text:span></text:p>
      <text:section text:style-name="Sect2" text:name="crayon-61a1d063b21e8035117185-2">
        <text:p text:style-name="P13"><text:span text:style-name="T10">public</text:span><text:span text:style-name="T14"> </text:span><text:span text:style-name="T11">class</text:span><text:span text:style-name="T14"> </text:span><text:span text:style-name="T19">Country</text:span><text:span text:style-name="T14"> </text:span><text:span text:style-name="T31">implements</text:span><text:span text:style-name="T14"> </text:span><text:span text:style-name="T19">Comparable</text:span><text:span text:style-name="T22">{</text:span></text:p>
      </text:section>
      <text:section text:style-name="Sect2" text:name="crayon-61a1d063b21e8035117185-3">
        <text:p text:style-name="P10">  <text:span text:style-name="T14"> </text:span>   <text:span text:style-name="T14"> </text:span><text:span text:style-name="T23">@</text:span><text:span text:style-name="T32">Override</text:span></text:p>
      </text:section>
      <text:section text:style-name="Sect2" text:name="crayon-61a1d063b21e8035117185-4">
        <text:p text:style-name="P10">   <text:span text:style-name="T14"> </text:span><text:span text:style-name="T12">public</text:span><text:span text:style-name="T17"> </text:span><text:span text:style-name="T13">int</text:span><text:span text:style-name="T17"> </text:span><text:span text:style-name="T20">compareTo</text:span><text:span text:style-name="T23">(</text:span><text:span text:style-name="T20">Country </text:span><text:span text:style-name="T26">country</text:span><text:span text:style-name="T23">)</text:span><text:span text:style-name="T17"> </text:span><text:span text:style-name="T23">{</text:span></text:p>
      </text:section>
      <text:section text:style-name="Sect2" text:name="crayon-61a1d063b21e8035117185-5">
        <text:p text:style-name="P10">   <text:span text:style-name="T14"> </text:span>   <text:span text:style-name="T14"> </text:span><text:span text:style-name="T33">return</text:span><text:span text:style-name="T17"> </text:span><text:span text:style-name="T23">(</text:span><text:span text:style-name="T33">this</text:span><text:span text:style-name="T23">.</text:span><text:span text:style-name="T26">countryId</text:span><text:span text:style-name="T17"> </text:span><text:span text:style-name="T16">&lt;</text:span><text:span text:style-name="T17"> </text:span><text:span text:style-name="T26">country</text:span><text:span text:style-name="T23">.</text:span><text:span text:style-name="T32">countryId</text:span><text:span text:style-name="T17"> </text:span><text:span text:style-name="T23">)</text:span><text:span text:style-name="T17"> </text:span><text:span text:style-name="T23">?</text:span><text:span text:style-name="T17"> </text:span><text:span text:style-name="T16">-</text:span><text:span text:style-name="T29">1</text:span><text:span text:style-name="T16">:</text:span><text:span text:style-name="T17"> </text:span><text:span text:style-name="T23">(</text:span><text:span text:style-name="T33">this</text:span><text:span text:style-name="T23">.</text:span><text:span text:style-name="T26">countryId</text:span><text:span text:style-name="T17"> </text:span><text:span text:style-name="T16">&gt;</text:span><text:span text:style-name="T17"> </text:span><text:span text:style-name="T26">country</text:span><text:span text:style-name="T23">.</text:span><text:span text:style-name="T32">countryId</text:span><text:span text:style-name="T17"> </text:span><text:span text:style-name="T23">)</text:span><text:span text:style-name="T17"> </text:span><text:span text:style-name="T23">?</text:span><text:span text:style-name="T17"> </text:span><text:span text:style-name="T29">1</text:span><text:span text:style-name="T16">:</text:span><text:span text:style-name="T29">0</text:span><text:span text:style-name="T17"> </text:span><text:span text:style-name="T23">;</text:span></text:p>
      </text:section>
      <text:section text:style-name="Sect2" text:name="crayon-61a1d063b21e8035117185-6">
        <text:p text:style-name="P31"><text:span text:style-name="T36">}}</text:span></text:p>
      </text:section>
      <text:p text:style-name="P8">If any class implements comparable inteface then collection of that object can be sorted automatically using Collection.sort() or Arrays.sort().Object will be sort on the basis of compareTo method in that class.<text:line-break/>Objects which implement Comparable in java can be used as keys in a SortedMap like TreeMap or SortedSet like TreeSet without implementing any other interface.</text:p>
      <text:h text:style-name="P4" text:outline-level="4"><text:soft-page-break/>Comparator interface:</text:h>
      <text:p text:style-name="P14">Class whose objects to be sorted do not need to implement this interface. Some third class can implement this interface to sort.e.g.CountrySortByIdComparator class can implement Comparator interface to sort collection of country object by id. For example:</text:p>
      <text:section text:style-name="Sect3" text:name="crayon-61a1d063b21f7698962320">
        <table:table table:name="Table2" table:style-name="Table2">
          <table:table-column table:style-name="Table2.A"/>
          <table:table-column table:style-name="Table2.B"/>
          <table:table-row table:style-name="TableLine2179634957024">
            <table:table-cell table:style-name="Table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able:table-cell>
            <table:table-cell table:style-name="Table2.B1" office:value-type="string">
              <text:section text:style-name="Sect2" text:name="crayon-61a1d063b21f7698962320-1">
                <text:p text:style-name="P18"> </text:p>
              </text:section>
              <text:section text:style-name="Sect2" text:name="crayon-61a1d063b21f7698962320-2">
                <text:p text:style-name="P19"><text:span text:style-name="T8">public</text:span><text:span text:style-name="T14"> </text:span><text:span text:style-name="T9">class</text:span><text:span text:style-name="T14"> </text:span><text:span text:style-name="T18">CountrySortByIdComparator</text:span><text:span text:style-name="T14"> </text:span><text:span text:style-name="T2">implements</text:span><text:span text:style-name="T14"> </text:span><text:span text:style-name="T18">Comparator</text:span><text:span text:style-name="T21">{</text:span></text:p>
              </text:section>
              <text:section text:style-name="Sect2" text:name="crayon-61a1d063b21f7698962320-3">
                <text:p text:style-name="P18"> </text:p>
              </text:section>
              <text:section text:style-name="Sect2" text:name="crayon-61a1d063b21f7698962320-4">
                <text:p text:style-name="P18">   <text:span text:style-name="T14"> </text:span><text:span text:style-name="T22">@</text:span><text:span text:style-name="T3">Override</text:span></text:p>
              </text:section>
              <text:section text:style-name="Sect2" text:name="crayon-61a1d063b21f7698962320-5">
                <text:p text:style-name="P18">   <text:span text:style-name="T14"> </text:span><text:span text:style-name="T10">public</text:span><text:span text:style-name="T15"> </text:span><text:span text:style-name="T11">int</text:span><text:span text:style-name="T15"> </text:span><text:span text:style-name="T19">compare</text:span><text:span text:style-name="T22">(</text:span><text:span text:style-name="T19">Country </text:span><text:span text:style-name="T25">country1</text:span><text:span text:style-name="T22">,</text:span><text:span text:style-name="T15"> </text:span><text:span text:style-name="T19">Country </text:span><text:span text:style-name="T25">country2</text:span><text:span text:style-name="T22">)</text:span><text:span text:style-name="T15"> </text:span><text:span text:style-name="T22">{</text:span></text:p>
              </text:section>
              <text:section text:style-name="Sect2" text:name="crayon-61a1d063b21f7698962320-6">
                <text:p text:style-name="P18">   <text:span text:style-name="T14"> </text:span>   <text:span text:style-name="T14"> </text:span></text:p>
              </text:section>
              <text:section text:style-name="Sect2" text:name="crayon-61a1d063b21f7698962320-7">
                <text:p text:style-name="P18">   <text:span text:style-name="T14"> </text:span>   <text:span text:style-name="T14"> </text:span><text:span text:style-name="T4">return</text:span><text:span text:style-name="T15"> </text:span><text:span text:style-name="T22">(</text:span><text:span text:style-name="T25">country1</text:span><text:span text:style-name="T22">.</text:span><text:span text:style-name="T19">getCountryId</text:span><text:span text:style-name="T22">()</text:span><text:span text:style-name="T15"> &lt; </text:span><text:span text:style-name="T25">country2</text:span><text:span text:style-name="T22">.</text:span><text:span text:style-name="T19">getCountryId</text:span><text:span text:style-name="T22">()</text:span><text:span text:style-name="T15"> </text:span><text:span text:style-name="T22">)</text:span><text:span text:style-name="T15"> </text:span><text:span text:style-name="T22">?</text:span><text:span text:style-name="T15"> -</text:span><text:span text:style-name="T28">1</text:span><text:span text:style-name="T15">: </text:span><text:span text:style-name="T22">(</text:span><text:span text:style-name="T25">country1</text:span><text:span text:style-name="T22">.</text:span><text:span text:style-name="T19">getCountryId</text:span><text:span text:style-name="T22">()</text:span><text:span text:style-name="T15"> &gt; </text:span><text:span text:style-name="T25">country2</text:span><text:span text:style-name="T22">.</text:span><text:span text:style-name="T19">getCountryId</text:span><text:span text:style-name="T22">()</text:span><text:span text:style-name="T15"> </text:span><text:span text:style-name="T22">)</text:span><text:span text:style-name="T15"> </text:span><text:span text:style-name="T22">?</text:span><text:span text:style-name="T15"> </text:span><text:span text:style-name="T28">1</text:span><text:span text:style-name="T15">:</text:span><text:span text:style-name="T28">0</text:span><text:span text:style-name="T15"> </text:span><text:span text:style-name="T22">;</text:span></text:p>
              </text:section>
              <text:section text:style-name="Sect2" text:name="crayon-61a1d063b21f7698962320-8">
                <text:p text:style-name="P18">   <text:span text:style-name="T14"> </text:span><text:span text:style-name="T22">}</text:span></text:p>
              </text:section>
              <text:section text:style-name="Sect2" text:name="crayon-61a1d063b21f7698962320-9">
                <text:p text:style-name="P18"> </text:p>
              </text:section>
              <text:section text:style-name="Sect2" text:name="crayon-61a1d063b21f7698962320-10">
                <text:p text:style-name="P20">}</text:p>
              </text:section>
              <text:section text:style-name="Sect2" text:name="crayon-61a1d063b21f7698962320-11">
                <text:p text:style-name="P18"> </text:p>
              </text:section>
            </table:table-cell>
          </table:table-row>
        </table:table>
        <text:p text:style-name="P11"/>
      </text:section>
      <text:p text:style-name="P8">Using Comparator interface, we can write different sorting based on different attributes of objects to be sorted. You can use anonymous comparator to compare at particular line of code. For example:</text:p>
      <text:section text:style-name="Sect3" text:name="crayon-61a1d063b21fb966513863">
        <table:table table:name="Table3" table:style-name="Table3">
          <table:table-column table:style-name="Table3.A"/>
          <table:table-column table:style-name="Table3.B"/>
          <text:soft-page-break/>
          <table:table-row table:style-name="TableLine2179634945872">
            <table:table-cell table:style-name="Table3.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able:table-cell>
            <table:table-cell table:style-name="Table3.B1" office:value-type="string">
              <text:section text:style-name="Sect2" text:name="crayon-61a1d063b21fb966513863-1">
                <text:p text:style-name="P18"> </text:p>
              </text:section>
              <text:section text:style-name="Sect2" text:name="crayon-61a1d063b21fb966513863-2">
                <text:p text:style-name="P18">        <text:span text:style-name="T14"> </text:span><text:span text:style-name="T19">Country </text:span><text:span text:style-name="T25">indiaCountry</text:span><text:span text:style-name="T15">=</text:span><text:span text:style-name="T4">new</text:span><text:span text:style-name="T15"> </text:span><text:span text:style-name="T19">Country</text:span><text:span text:style-name="T22">(</text:span><text:span text:style-name="T28">1</text:span><text:span text:style-name="T22">,</text:span><text:span text:style-name="T15"> </text:span><text:span text:style-name="T34">"India"</text:span><text:span text:style-name="T22">);</text:span></text:p>
              </text:section>
              <text:section text:style-name="Sect2" text:name="crayon-61a1d063b21fb966513863-3">
                <text:p text:style-name="P18">   <text:span text:style-name="T14"> </text:span>   <text:span text:style-name="T14"> </text:span> <text:span text:style-name="T19">Country </text:span><text:span text:style-name="T25">russiaCountry</text:span><text:span text:style-name="T15">=</text:span><text:span text:style-name="T4">new</text:span><text:span text:style-name="T15"> </text:span><text:span text:style-name="T19">Country</text:span><text:span text:style-name="T22">(</text:span><text:span text:style-name="T28">4</text:span><text:span text:style-name="T22">,</text:span><text:span text:style-name="T15"> </text:span><text:span text:style-name="T34">"Russia"</text:span><text:span text:style-name="T22">);</text:span></text:p>
              </text:section>
              <text:section text:style-name="Sect2" text:name="crayon-61a1d063b21fb966513863-4">
                <text:p text:style-name="P18">   <text:span text:style-name="T14"> </text:span>   <text:span text:style-name="T14"> </text:span> <text:span text:style-name="T19">Country </text:span><text:span text:style-name="T25">englandCountry</text:span><text:span text:style-name="T15">=</text:span><text:span text:style-name="T4">new</text:span><text:span text:style-name="T15"> </text:span><text:span text:style-name="T19">Country</text:span><text:span text:style-name="T22">(</text:span><text:span text:style-name="T28">3</text:span><text:span text:style-name="T22">,</text:span><text:span text:style-name="T15"> </text:span><text:span text:style-name="T34">"England"</text:span><text:span text:style-name="T22">);</text:span></text:p>
              </text:section>
              <text:section text:style-name="Sect2" text:name="crayon-61a1d063b21fb966513863-5">
                <text:p text:style-name="P18">   <text:span text:style-name="T14"> </text:span>   <text:span text:style-name="T14"> </text:span> <text:span text:style-name="T19">Country </text:span><text:span text:style-name="T25">germanyCountry</text:span><text:span text:style-name="T15">=</text:span><text:span text:style-name="T4">new</text:span><text:span text:style-name="T15"> </text:span><text:span text:style-name="T19">Country</text:span><text:span text:style-name="T22">(</text:span><text:span text:style-name="T28">2</text:span><text:span text:style-name="T22">,</text:span><text:span text:style-name="T15"> </text:span><text:span text:style-name="T34">"Germany"</text:span><text:span text:style-name="T22">);</text:span></text:p>
              </text:section>
              <text:section text:style-name="Sect2" text:name="crayon-61a1d063b21fb966513863-6">
                <text:p text:style-name="P18">   <text:span text:style-name="T14"> </text:span>   <text:span text:style-name="T14"> </text:span></text:p>
              </text:section>
              <text:section text:style-name="Sect2" text:name="crayon-61a1d063b21fb966513863-7">
                <text:p text:style-name="P18">   <text:span text:style-name="T14"> </text:span>   <text:span text:style-name="T14"> </text:span></text:p>
              </text:section>
              <text:section text:style-name="Sect2" text:name="crayon-61a1d063b21fb966513863-8">
                <text:p text:style-name="P18">   <text:span text:style-name="T14"> </text:span>    <text:span text:style-name="T14"> </text:span><text:span text:style-name="T19">List </text:span><text:span text:style-name="T25">listOfCountries</text:span><text:span text:style-name="T15"> = </text:span><text:span text:style-name="T4">new</text:span><text:span text:style-name="T15"> </text:span><text:span text:style-name="T19">ArrayList</text:span><text:span text:style-name="T22">();</text:span></text:p>
              </text:section>
              <text:section text:style-name="Sect2" text:name="crayon-61a1d063b21fb966513863-9">
                <text:p text:style-name="P18">   <text:span text:style-name="T14"> </text:span>    <text:span text:style-name="T14"> </text:span><text:span text:style-name="T25">listOfCountries</text:span><text:span text:style-name="T22">.</text:span><text:span text:style-name="T19">add</text:span><text:span text:style-name="T22">(</text:span><text:span text:style-name="T25">indiaCountry</text:span><text:span text:style-name="T22">);</text:span></text:p>
              </text:section>
              <text:section text:style-name="Sect2" text:name="crayon-61a1d063b21fb966513863-10">
                <text:p text:style-name="P18">   <text:span text:style-name="T14"> </text:span>    <text:span text:style-name="T14"> </text:span><text:span text:style-name="T25">listOfCountries</text:span><text:span text:style-name="T22">.</text:span><text:span text:style-name="T19">add</text:span><text:span text:style-name="T22">(</text:span><text:span text:style-name="T25">russiaCountry</text:span><text:span text:style-name="T22">);</text:span></text:p>
              </text:section>
              <text:section text:style-name="Sect2" text:name="crayon-61a1d063b21fb966513863-11">
                <text:p text:style-name="P18">   <text:span text:style-name="T14"> </text:span>    <text:span text:style-name="T14"> </text:span><text:span text:style-name="T25">listOfCountries</text:span><text:span text:style-name="T22">.</text:span><text:span text:style-name="T19">add</text:span><text:span text:style-name="T22">(</text:span><text:span text:style-name="T25">englandCountry</text:span><text:span text:style-name="T22">);</text:span></text:p>
              </text:section>
              <text:section text:style-name="Sect2" text:name="crayon-61a1d063b21fb966513863-12">
                <text:p text:style-name="P18">   <text:span text:style-name="T14"> </text:span>    <text:span text:style-name="T14"> </text:span><text:span text:style-name="T25">listOfCountries</text:span><text:span text:style-name="T22">.</text:span><text:span text:style-name="T19">add</text:span><text:span text:style-name="T22">(</text:span><text:span text:style-name="T25">germanyCountry</text:span><text:span text:style-name="T22">);</text:span><text:span text:style-name="T15"> </text:span></text:p>
              </text:section>
              <text:section text:style-name="Sect2" text:name="crayon-61a1d063b21fb966513863-13">
                <text:p text:style-name="P18"> </text:p>
              </text:section>
              <text:section text:style-name="Sect2" text:name="crayon-61a1d063b21fb966513863-14">
                <text:p text:style-name="P18"> <text:span text:style-name="T35">//Sort by countryName</text:span></text:p>
              </text:section>
              <text:section text:style-name="Sect2" text:name="crayon-61a1d063b21fb966513863-15">
                <text:p text:style-name="P18"> </text:p>
              </text:section>
              <text:section text:style-name="Sect2" text:name="crayon-61a1d063b21fb966513863-16">
                <text:p text:style-name="P18">   <text:span text:style-name="T14"> </text:span>       <text:span text:style-name="T14"> </text:span><text:span text:style-name="T25">Collections</text:span><text:span text:style-name="T22">.</text:span><text:span text:style-name="T19">sort</text:span><text:span text:style-name="T22">(</text:span><text:span text:style-name="T25">listOfCountries</text:span><text:span text:style-name="T22">, </text:span><text:span text:style-name="T4">new</text:span><text:span text:style-name="T15"> </text:span><text:span text:style-name="T19">Comparator</text:span><text:span text:style-name="T22">()</text:span><text:span text:style-name="T15"> </text:span><text:span text:style-name="T22">{</text:span></text:p>
              </text:section>
              <text:section text:style-name="Sect2" text:name="crayon-61a1d063b21fb966513863-17">
                <text:p text:style-name="P18"> </text:p>
              </text:section>
              <text:section text:style-name="Sect2" text:name="crayon-61a1d063b21fb966513863-18">
                <text:p text:style-name="P18"><text:span text:style-name="T14">    </text:span>  <text:span text:style-name="T14"> </text:span>   <text:span text:style-name="T14"> </text:span>   <text:span text:style-name="T14"> </text:span> <text:span text:style-name="T22">@</text:span><text:span text:style-name="T3">Override</text:span></text:p>
              </text:section>
              <text:section text:style-name="Sect2" text:name="crayon-61a1d063b21fb966513863-19">
                <text:p text:style-name="P18">   <text:span text:style-name="T14"> </text:span>  <text:span text:style-name="T14"> </text:span>   <text:span text:style-name="T14"> </text:span>   <text:span text:style-name="T14"> </text:span> <text:span text:style-name="T10">public</text:span><text:span text:style-name="T15"> </text:span><text:span text:style-name="T11">int</text:span><text:span text:style-name="T15"> </text:span><text:span text:style-name="T19">compare</text:span><text:span text:style-name="T22">(</text:span><text:span text:style-name="T19">Country </text:span><text:span text:style-name="T25">o1</text:span><text:span text:style-name="T22">,</text:span><text:span text:style-name="T15"> </text:span><text:span text:style-name="T19">Country </text:span><text:span text:style-name="T25">o2</text:span><text:span text:style-name="T22">)</text:span><text:span text:style-name="T15"> </text:span><text:span text:style-name="T22">{</text:span></text:p>
              </text:section>
              <text:section text:style-name="Sect2" text:name="crayon-61a1d063b21fb966513863-20">
                <text:p text:style-name="P18"> </text:p>
              </text:section>
              <text:section text:style-name="Sect2" text:name="crayon-61a1d063b21fb966513863-21">
                <text:p text:style-name="P18">   <text:span text:style-name="T14"> </text:span>  <text:span text:style-name="T14"> </text:span>   <text:span text:style-name="T14"> </text:span>   <text:span text:style-name="T14"> </text:span>   <text:span text:style-name="T14"> </text:span> <text:span text:style-name="T4">return</text:span><text:span text:style-name="T15"> </text:span><text:span text:style-name="T25">o1</text:span><text:span text:style-name="T22">.</text:span><text:span text:style-name="T19">getCountryName</text:span><text:span text:style-name="T22">().</text:span><text:span text:style-name="T19">compareTo</text:span><text:span text:style-name="T22">(</text:span><text:span text:style-name="T25">o2</text:span><text:span text:style-name="T22">.</text:span><text:span text:style-name="T19">getCountryName</text:span><text:span text:style-name="T22">());</text:span></text:p>
              </text:section>
              <text:section text:style-name="Sect2" text:name="crayon-61a1d063b21fb966513863-22">
                <text:p text:style-name="P18">   <text:span text:style-name="T14"> </text:span>  <text:span text:style-name="T14"> </text:span>   <text:span text:style-name="T14"> </text:span>   <text:span text:style-name="T14"> </text:span> <text:span text:style-name="T22">}</text:span></text:p>
              </text:section>
              <text:section text:style-name="Sect2" text:name="crayon-61a1d063b21fb966513863-23">
                <text:p text:style-name="P18">   <text:span text:style-name="T14"> </text:span>  <text:span text:style-name="T14"> </text:span>   <text:span text:style-name="T14"> </text:span> <text:span text:style-name="T22">});</text:span></text:p>
              </text:section>
              <text:section text:style-name="Sect2" text:name="crayon-61a1d063b21fb966513863-24">
                <text:p text:style-name="P18"> </text:p>
              </text:section>
            </table:table-cell>
          </table:table-row>
        </table:table>
        <text:p text:style-name="P11"/>
      </text:section>
      <text:h text:style-name="P1" text:outline-level="3"><text:bookmark text:name="Comparator_vs_Comparable"/>Comparator vs Comparable</text:h>
      <table:table table:name="Table4" table:style-name="Table4">
        <table:table-column table:style-name="Table4.A"/>
        <table:table-column table:style-name="Table4.B"/>
        <table:table-column table:style-name="Table4.A"/>
        <table:table-row table:style-name="TableLine2179634950768">
          <table:table-cell table:style-name="Table4.A1" office:value-type="string">
            <text:p text:style-name="P24">Parameter</text:p>
          </table:table-cell>
          <table:table-cell table:style-name="Table4.A1" office:value-type="string">
            <text:p text:style-name="P29">Comparable</text:p>
          </table:table-cell>
          <table:table-cell table:style-name="Table4.A1" office:value-type="string">
            <text:p text:style-name="P29">Comparator</text:p>
          </table:table-cell>
        </table:table-row>
        <table:table-row table:style-name="TableLine2179634960832">
          <table:table-cell table:style-name="Table4.A1" office:value-type="string">
            <text:p text:style-name="P21">Sorting logic</text:p>
          </table:table-cell>
          <table:table-cell table:style-name="Table4.B2" office:value-type="string">
            <text:p text:style-name="P23">Sorting logic must be in same class whose objects are being sorted. Hence this is called natural ordering of objects</text:p>
          </table:table-cell>
          <table:table-cell table:style-name="Table4.B2" office:value-type="string">
            <text:p text:style-name="P23">Sorting logic is in separate class. Hence we can write different sorting based on different attributes of objects to be sorted. E.g. Sorting using id,name etc.</text:p>
          </table:table-cell>
        </table:table-row>
        <table:table-row table:style-name="TableLine2179634975520">
          <table:table-cell table:style-name="Table4.A1" office:value-type="string">
            <text:p text:style-name="P21">Implementation</text:p>
          </table:table-cell>
          <table:table-cell table:style-name="Table4.B2" office:value-type="string">
            <text:section text:style-name="Sect2" text:name="bsa-zone_1625601253314-8_123456">
              <text:p text:style-name="P36"/>
            </text:section>
            <text:p text:style-name="P25">Class whose objects to be sorted must implement this interface.e.g Country <text:soft-page-break/>class needs to implement comparable to collection of country object by id</text:p>
          </table:table-cell>
          <table:table-cell table:style-name="Table4.B2" office:value-type="string">
            <text:p text:style-name="P23">Class whose objects to be sorted do not need to implement this interface.Some other class can implement this interface. E.g.-CountrySortByIdComparator class can implement Comparator interface to sort collection of country object <text:soft-page-break/>by id</text:p>
          </table:table-cell>
        </table:table-row>
        <table:table-row table:style-name="TableLine2179634961104">
          <table:table-cell table:style-name="Table4.A1" office:value-type="string">
            <text:p text:style-name="P21">Sorting method</text:p>
          </table:table-cell>
          <table:table-cell table:style-name="Table4.B2" office:value-type="string">
            <text:p text:style-name="P23">int compareTo(Object o1)<text:line-break/>This method compares this object with o1 object and returns  a integer. Its value has following meaning<text:line-break/>1. positive – this object is greater than o1<text:line-break/>2. zero – this object equals to o1<text:line-break/>3. negative – this object is less than o1</text:p>
          </table:table-cell>
          <table:table-cell table:style-name="Table4.B2" office:value-type="string">
            <text:p text:style-name="P23">int compare(Object o1,Object o2)<text:line-break/>This method compares o1 and o2 objects. and returns  a integer. Its value has following meaning.<text:line-break/>1. positive – o1 is greater than o2<text:line-break/>2. zero – o1 equals to o2<text:line-break/>3. negative – o1 is less than o1</text:p>
          </table:table-cell>
        </table:table-row>
        <table:table-row table:style-name="TableLine2179634970080">
          <table:table-cell table:style-name="Table4.A1" office:value-type="string">
            <text:p text:style-name="P22">Calling method</text:p>
          </table:table-cell>
          <table:table-cell table:style-name="Table4.B2" office:value-type="string">
            <text:p text:style-name="P23">Collections.sort(List)<text:line-break/>Here objects will be sorted on the basis of CompareTo method</text:p>
          </table:table-cell>
          <table:table-cell table:style-name="Table4.B2" office:value-type="string">
            <text:p text:style-name="P23">Collections.sort(List, Comparator)<text:line-break/>Here objects will be sorted on the basis of Compare method in Comparator</text:p>
          </table:table-cell>
        </table:table-row>
        <table:table-row table:style-name="TableLine2179634968992">
          <table:table-cell table:style-name="Table4.A1" office:value-type="string">
            <text:p text:style-name="P21">Package</text:p>
          </table:table-cell>
          <table:table-cell table:style-name="Table4.B2" office:value-type="string">
            <text:p text:style-name="Table_20_Contents">Java.lang.Comparable</text:p>
          </table:table-cell>
          <table:table-cell table:style-name="Table4.B2" office:value-type="string">
            <text:p text:style-name="P26">Java.util.Comparator</text:p>
          </table:table-cell>
        </table:table-row>
      </table:table>
      <text:h text:style-name="P3" text:outline-level="3"><text:bookmark text:name="Java_code"/>Java code:</text:h>
      <text:h text:style-name="P4" text:outline-level="4">For Comparable:</text:h>
      <text:p text:style-name="P14">We will create class country having attribute id and name.This class will implement Comparable interface and implement CompareTo method to sort collection of country object by id.</text:p>
      <text:p text:style-name="P15">1. Country.java</text:p>
      <text:section text:style-name="Sect3" text:name="crayon-61a1d063b2200416394244">
        <table:table table:name="Table5" table:style-name="Table5">
          <table:table-column table:style-name="Table5.A"/>
          <table:table-column table:style-name="Table5.B"/>
          <text:soft-page-break/>
          <table:table-row table:style-name="TableLine2179634961376">
            <table:table-cell table:style-name="Table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Table5.B1" office:value-type="string">
              <text:section text:style-name="Sect2" text:name="crayon-61a1d063b2200416394244-1">
                <text:p text:style-name="P18"> </text:p>
              </text:section>
              <text:section text:style-name="Sect2" text:name="crayon-61a1d063b2200416394244-2">
                <text:p text:style-name="P19"><text:span text:style-name="T9">package</text:span><text:span text:style-name="T14"> </text:span><text:span text:style-name="T24">org</text:span><text:span text:style-name="T21">.</text:span><text:span text:style-name="T24">arpit</text:span><text:span text:style-name="T21">.</text:span><text:span text:style-name="T24">javapostsforlearning</text:span><text:span text:style-name="T21">;</text:span></text:p>
              </text:section>
              <text:section text:style-name="Sect2" text:name="crayon-61a1d063b2200416394244-3">
                <text:p text:style-name="P27">//If this.cuntryId &lt; country.countryId:then compare method will return -1 //If this.countryId &gt; country.countryId:then compare method will return 1</text:p>
              </text:section>
              <text:section text:style-name="Sect2" text:name="crayon-61a1d063b2200416394244-4">
                <text:p text:style-name="P27">//If this.countryId==country.countryId:then compare method will return 0</text:p>
              </text:section>
              <text:section text:style-name="Sect2" text:name="crayon-61a1d063b2200416394244-5">
                <text:p text:style-name="P19"><text:span text:style-name="T8">public</text:span><text:span text:style-name="T14"> </text:span><text:span text:style-name="T9">class</text:span><text:span text:style-name="T14"> </text:span><text:span text:style-name="T18">Country</text:span><text:span text:style-name="T14"> </text:span><text:span text:style-name="T2">implements</text:span><text:span text:style-name="T14"> </text:span><text:span text:style-name="T18">Comparable</text:span><text:span text:style-name="T21">{</text:span></text:p>
              </text:section>
              <text:section text:style-name="Sect2" text:name="crayon-61a1d063b2200416394244-6">
                <text:p text:style-name="P18">  <text:span text:style-name="T14"> </text:span> <text:span text:style-name="T11">int</text:span><text:span text:style-name="T15"> </text:span><text:span text:style-name="T25">countryId</text:span><text:span text:style-name="T22">;</text:span></text:p>
              </text:section>
              <text:section text:style-name="Sect2" text:name="crayon-61a1d063b2200416394244-7">
                <text:p text:style-name="P18">  <text:span text:style-name="T14"> </text:span> <text:span text:style-name="T11">String</text:span><text:span text:style-name="T15"> </text:span><text:span text:style-name="T25">countryName</text:span><text:span text:style-name="T22">;</text:span></text:p>
              </text:section>
              <text:section text:style-name="Sect2" text:name="crayon-61a1d063b2200416394244-8">
                <text:p text:style-name="P18">  <text:span text:style-name="T14"> </text:span></text:p>
              </text:section>
              <text:section text:style-name="Sect2" text:name="crayon-61a1d063b2200416394244-9">
                <text:p text:style-name="P18">  <text:span text:style-name="T14"> </text:span></text:p>
              </text:section>
              <text:section text:style-name="Sect2" text:name="crayon-61a1d063b2200416394244-10">
                <text:p text:style-name="P18">  <text:span text:style-name="T14"> </text:span> <text:span text:style-name="T10">public</text:span><text:span text:style-name="T15"> </text:span><text:span text:style-name="T19">Country</text:span><text:span text:style-name="T22">(</text:span><text:span text:style-name="T11">int</text:span><text:span text:style-name="T15"> </text:span><text:span text:style-name="T25">countryId</text:span><text:span text:style-name="T22">,</text:span><text:span text:style-name="T15"> </text:span><text:span text:style-name="T11">String</text:span><text:span text:style-name="T15"> </text:span><text:span text:style-name="T25">countryName</text:span><text:span text:style-name="T22">)</text:span><text:span text:style-name="T15"> </text:span><text:span text:style-name="T22">{</text:span></text:p>
              </text:section>
              <text:section text:style-name="Sect2" text:name="crayon-61a1d063b2200416394244-11">
                <text:p text:style-name="P18">  <text:span text:style-name="T14"> </text:span>   <text:span text:style-name="T14"> </text:span> <text:span text:style-name="T4">super</text:span><text:span text:style-name="T22">();</text:span></text:p>
              </text:section>
              <text:section text:style-name="Sect2" text:name="crayon-61a1d063b2200416394244-12">
                <text:p text:style-name="P18">  <text:span text:style-name="T14"> </text:span>   <text:span text:style-name="T14"> </text:span> <text:span text:style-name="T4">this</text:span><text:span text:style-name="T22">.</text:span><text:span text:style-name="T25">countryId</text:span><text:span text:style-name="T15"> = </text:span><text:span text:style-name="T25">countryId</text:span><text:span text:style-name="T22">;</text:span></text:p>
              </text:section>
              <text:section text:style-name="Sect2" text:name="crayon-61a1d063b2200416394244-13">
                <text:p text:style-name="P18">  <text:span text:style-name="T14"> </text:span>   <text:span text:style-name="T14"> </text:span> <text:span text:style-name="T4">this</text:span><text:span text:style-name="T22">.</text:span><text:span text:style-name="T25">countryName</text:span><text:span text:style-name="T15"> = </text:span><text:span text:style-name="T25">countryName</text:span><text:span text:style-name="T22">;</text:span></text:p>
              </text:section>
              <text:section text:style-name="Sect2" text:name="crayon-61a1d063b2200416394244-14">
                <text:p text:style-name="P18">  <text:span text:style-name="T14"> </text:span> <text:span text:style-name="T22">}</text:span></text:p>
              </text:section>
              <text:section text:style-name="Sect2" text:name="crayon-61a1d063b2200416394244-15">
                <text:p text:style-name="P18"> </text:p>
              </text:section>
              <text:section text:style-name="Sect2" text:name="crayon-61a1d063b2200416394244-16">
                <text:p text:style-name="P18">  <text:span text:style-name="T14"> </text:span> <text:span text:style-name="T22">@</text:span><text:span text:style-name="T3">Override</text:span></text:p>
              </text:section>
              <text:section text:style-name="Sect2" text:name="crayon-61a1d063b2200416394244-17">
                <text:p text:style-name="P18">  <text:span text:style-name="T14"> </text:span> <text:span text:style-name="T10">public</text:span><text:span text:style-name="T15"> </text:span><text:span text:style-name="T11">int</text:span><text:span text:style-name="T15"> </text:span><text:span text:style-name="T19">compareTo</text:span><text:span text:style-name="T22">(</text:span><text:span text:style-name="T19">Country </text:span><text:span text:style-name="T25">country</text:span><text:span text:style-name="T22">)</text:span><text:span text:style-name="T15"> </text:span><text:span text:style-name="T22">{</text:span></text:p>
              </text:section>
              <text:section text:style-name="Sect2" text:name="crayon-61a1d063b2200416394244-18">
                <text:p text:style-name="P18">  <text:span text:style-name="T14"> </text:span>   <text:span text:style-name="T14"> </text:span><text:span text:style-name="T4">return</text:span><text:span text:style-name="T15"> </text:span><text:span text:style-name="T22">(</text:span><text:span text:style-name="T4">this</text:span><text:span text:style-name="T22">.</text:span><text:span text:style-name="T25">countryId</text:span><text:span text:style-name="T15"> &lt; </text:span><text:span text:style-name="T25">country</text:span><text:span text:style-name="T22">.</text:span><text:span text:style-name="T3">countryId</text:span><text:span text:style-name="T15"> </text:span><text:span text:style-name="T22">)</text:span><text:span text:style-name="T15"> </text:span><text:span text:style-name="T22">?</text:span><text:span text:style-name="T15"> -</text:span><text:span text:style-name="T28">1</text:span><text:span text:style-name="T15">: </text:span><text:span text:style-name="T22">(</text:span><text:span text:style-name="T4">this</text:span><text:span text:style-name="T22">.</text:span><text:span text:style-name="T25">countryId</text:span><text:span text:style-name="T15"> &gt; </text:span><text:span text:style-name="T25">country</text:span><text:span text:style-name="T22">.</text:span><text:span text:style-name="T3">countryId</text:span><text:span text:style-name="T15"> </text:span><text:span text:style-name="T22">)</text:span><text:span text:style-name="T15"> </text:span><text:span text:style-name="T22">?</text:span><text:span text:style-name="T15"> </text:span><text:span text:style-name="T28">1</text:span><text:span text:style-name="T15">:</text:span><text:span text:style-name="T28">0</text:span><text:span text:style-name="T15"> </text:span><text:span text:style-name="T22">;</text:span></text:p>
              </text:section>
              <text:section text:style-name="Sect2" text:name="crayon-61a1d063b2200416394244-19">
                <text:p text:style-name="P18">  <text:span text:style-name="T14"> </text:span> <text:span text:style-name="T22">}</text:span></text:p>
              </text:section>
              <text:section text:style-name="Sect2" text:name="crayon-61a1d063b2200416394244-20">
                <text:p text:style-name="P18"> </text:p>
              </text:section>
              <text:section text:style-name="Sect2" text:name="crayon-61a1d063b2200416394244-21">
                <text:p text:style-name="P18">  <text:span text:style-name="T14"> </text:span> <text:span text:style-name="T10">public</text:span><text:span text:style-name="T15"> </text:span><text:span text:style-name="T11">int</text:span><text:span text:style-name="T15"> </text:span><text:span text:style-name="T19">getCountryId</text:span><text:span text:style-name="T22">()</text:span><text:span text:style-name="T15"> </text:span><text:span text:style-name="T22">{</text:span></text:p>
              </text:section>
              <text:section text:style-name="Sect2" text:name="crayon-61a1d063b2200416394244-22">
                <text:p text:style-name="P18">  <text:span text:style-name="T14"> </text:span>   <text:span text:style-name="T14"> </text:span> <text:span text:style-name="T4">return</text:span><text:span text:style-name="T15"> </text:span><text:span text:style-name="T25">countryId</text:span><text:span text:style-name="T22">;</text:span></text:p>
              </text:section>
              <text:section text:style-name="Sect2" text:name="crayon-61a1d063b2200416394244-23">
                <text:p text:style-name="P18">  <text:span text:style-name="T14"> </text:span> <text:span text:style-name="T22">}</text:span></text:p>
              </text:section>
              <text:section text:style-name="Sect2" text:name="crayon-61a1d063b2200416394244-24">
                <text:p text:style-name="P18"> </text:p>
              </text:section>
              <text:section text:style-name="Sect2" text:name="crayon-61a1d063b2200416394244-25">
                <text:p text:style-name="P18">  <text:span text:style-name="T14"> </text:span> <text:span text:style-name="T10">public</text:span><text:span text:style-name="T15"> </text:span><text:span text:style-name="T11">void</text:span><text:span text:style-name="T15"> </text:span><text:span text:style-name="T19">setCountryId</text:span><text:span text:style-name="T22">(</text:span><text:span text:style-name="T11">int</text:span><text:span text:style-name="T15"> </text:span><text:span text:style-name="T25">countryId</text:span><text:span text:style-name="T22">)</text:span><text:span text:style-name="T15"> </text:span><text:span text:style-name="T22">{</text:span></text:p>
              </text:section>
              <text:section text:style-name="Sect2" text:name="crayon-61a1d063b2200416394244-26">
                <text:p text:style-name="P18">  <text:span text:style-name="T14"> </text:span>   <text:span text:style-name="T14"> </text:span> <text:span text:style-name="T4">this</text:span><text:span text:style-name="T22">.</text:span><text:span text:style-name="T25">countryId</text:span><text:span text:style-name="T15"> = </text:span><text:span text:style-name="T25">countryId</text:span><text:span text:style-name="T22">;</text:span></text:p>
              </text:section>
              <text:section text:style-name="Sect2" text:name="crayon-61a1d063b2200416394244-27">
                <text:p text:style-name="P18">  <text:span text:style-name="T14"> </text:span> <text:span text:style-name="T22">}</text:span></text:p>
              </text:section>
              <text:section text:style-name="Sect2" text:name="crayon-61a1d063b2200416394244-28">
                <text:p text:style-name="P18"> </text:p>
              </text:section>
              <text:section text:style-name="Sect2" text:name="crayon-61a1d063b2200416394244-29">
                <text:p text:style-name="P18">  <text:span text:style-name="T14"> </text:span> <text:span text:style-name="T10">public</text:span><text:span text:style-name="T15"> </text:span><text:span text:style-name="T11">String</text:span><text:span text:style-name="T15"> </text:span><text:span text:style-name="T19">getCountryName</text:span><text:span text:style-name="T22">()</text:span><text:span text:style-name="T15"> </text:span><text:span text:style-name="T22">{</text:span></text:p>
              </text:section>
              <text:section text:style-name="Sect2" text:name="crayon-61a1d063b2200416394244-30">
                <text:p text:style-name="P18">  <text:span text:style-name="T14"> </text:span>   <text:span text:style-name="T14"> </text:span> <text:span text:style-name="T4">return</text:span><text:span text:style-name="T15"> </text:span><text:span text:style-name="T25">countryName</text:span><text:span text:style-name="T22">;</text:span></text:p>
              </text:section>
              <text:section text:style-name="Sect2" text:name="crayon-61a1d063b2200416394244-31">
                <text:p text:style-name="P18">  <text:span text:style-name="T14"> </text:span> <text:span text:style-name="T22">}</text:span></text:p>
              </text:section>
              <text:section text:style-name="Sect2" text:name="crayon-61a1d063b2200416394244-32">
                <text:p text:style-name="P18"> </text:p>
              </text:section>
              <text:section text:style-name="Sect2" text:name="crayon-61a1d063b2200416394244-33">
                <text:p text:style-name="P18">  <text:span text:style-name="T14"> </text:span> <text:span text:style-name="T10">public</text:span><text:span text:style-name="T15"> </text:span><text:span text:style-name="T11">void</text:span><text:span text:style-name="T15"> </text:span><text:span text:style-name="T19">setCountryName</text:span><text:span text:style-name="T22">(</text:span><text:span text:style-name="T11">String</text:span><text:span text:style-name="T15"> </text:span><text:span text:style-name="T25">countryName</text:span><text:span text:style-name="T22">)</text:span><text:span text:style-name="T15"> </text:span><text:span text:style-name="T22">{</text:span></text:p>
              </text:section>
              <text:section text:style-name="Sect2" text:name="crayon-61a1d063b2200416394244-34">
                <text:p text:style-name="P18">  <text:span text:style-name="T14"> </text:span>   <text:span text:style-name="T14"> </text:span> <text:span text:style-name="T4">this</text:span><text:span text:style-name="T22">.</text:span><text:span text:style-name="T25">countryName</text:span><text:span text:style-name="T15"> = </text:span><text:span text:style-name="T25">countryName</text:span><text:span text:style-name="T22">;</text:span></text:p>
              </text:section>
              <text:section text:style-name="Sect2" text:name="crayon-61a1d063b2200416394244-35">
                <text:p text:style-name="P18">  <text:span text:style-name="T14"> </text:span> <text:span text:style-name="T22">}</text:span></text:p>
              </text:section>
              <text:section text:style-name="Sect2" text:name="crayon-61a1d063b2200416394244-36">
                <text:p text:style-name="P18">  <text:span text:style-name="T14"> </text:span></text:p>
              </text:section>
              <text:section text:style-name="Sect2" text:name="crayon-61a1d063b2200416394244-37">
                <text:p text:style-name="P20">}</text:p>
              </text:section>
              <text:section text:style-name="Sect2" text:name="crayon-61a1d063b2200416394244-38">
                <text:p text:style-name="P18"> </text:p>
              </text:section>
            </table:table-cell>
          </table:table-row>
        </table:table>
        <text:p text:style-name="P11"/>
      </text:section>
      <text:p text:style-name="P9">2.ComparableMain.java</text:p>
      <text:section text:style-name="Sect3" text:name="crayon-61a1d063b2204068983993">
        <table:table table:name="Table6" table:style-name="Table6">
          <table:table-column table:style-name="Table6.A"/>
          <table:table-column table:style-name="Table6.B"/>
          <text:soft-page-break/>
          <table:table-row table:style-name="TableLine2179634964640">
            <table:table-cell table:style-name="Table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able:table-cell>
            <table:table-cell table:style-name="Table6.B1" office:value-type="string">
              <text:section text:style-name="Sect2" text:name="crayon-61a1d063b2204068983993-1">
                <text:p text:style-name="P18"> </text:p>
              </text:section>
              <text:section text:style-name="Sect2" text:name="crayon-61a1d063b2204068983993-2">
                <text:p text:style-name="P19"><text:span text:style-name="T9">package</text:span><text:span text:style-name="T14"> </text:span><text:span text:style-name="T24">org</text:span><text:span text:style-name="T21">.</text:span><text:span text:style-name="T24">arpit</text:span><text:span text:style-name="T21">.</text:span><text:span text:style-name="T24">javapostsforlearning</text:span><text:span text:style-name="T21">;</text:span></text:p>
              </text:section>
              <text:section text:style-name="Sect2" text:name="crayon-61a1d063b2204068983993-3">
                <text:p text:style-name="P18"> </text:p>
              </text:section>
              <text:section text:style-name="Sect2" text:name="crayon-61a1d063b2204068983993-4">
                <text:p text:style-name="P19"><text:span text:style-name="T18">import </text:span><text:span text:style-name="T24">java</text:span><text:span text:style-name="T21">.</text:span><text:span text:style-name="T24">util</text:span><text:span text:style-name="T21">.</text:span><text:span text:style-name="T24">ArrayList</text:span><text:span text:style-name="T21">;</text:span></text:p>
              </text:section>
              <text:section text:style-name="Sect2" text:name="crayon-61a1d063b2204068983993-5">
                <text:p text:style-name="P19"><text:span text:style-name="T18">import </text:span><text:span text:style-name="T24">java</text:span><text:span text:style-name="T21">.</text:span><text:span text:style-name="T24">util</text:span><text:span text:style-name="T21">.</text:span><text:span text:style-name="T24">Collections</text:span><text:span text:style-name="T21">;</text:span></text:p>
              </text:section>
              <text:section text:style-name="Sect2" text:name="crayon-61a1d063b2204068983993-6">
                <text:p text:style-name="P19"><text:span text:style-name="T18">import </text:span><text:span text:style-name="T24">java</text:span><text:span text:style-name="T21">.</text:span><text:span text:style-name="T24">util</text:span><text:span text:style-name="T21">.</text:span><text:span text:style-name="T24">List</text:span><text:span text:style-name="T21">;</text:span></text:p>
              </text:section>
              <text:section text:style-name="Sect2" text:name="crayon-61a1d063b2204068983993-7">
                <text:p text:style-name="P18"> </text:p>
              </text:section>
              <text:section text:style-name="Sect2" text:name="crayon-61a1d063b2204068983993-8">
                <text:p text:style-name="P19"><text:span text:style-name="T8">public</text:span><text:span text:style-name="T14"> </text:span><text:span text:style-name="T9">class</text:span><text:span text:style-name="T14"> </text:span><text:span text:style-name="T18">ComparableMain</text:span><text:span text:style-name="T14"> </text:span><text:span text:style-name="T21">{</text:span></text:p>
              </text:section>
              <text:section text:style-name="Sect2" text:name="crayon-61a1d063b2204068983993-9">
                <text:p text:style-name="P18"> </text:p>
              </text:section>
              <text:section text:style-name="Sect2" text:name="crayon-61a1d063b2204068983993-10">
                <text:p text:style-name="P18"><text:span text:style-name="T14">    </text:span><text:span text:style-name="T35">/**</text:span></text:p>
              </text:section>
              <text:section text:style-name="Sect2" text:name="crayon-61a1d063b2204068983993-11">
                <text:p text:style-name="P28">     <text:span text:style-name="T30">* @author Arpit Mandliya</text:span></text:p>
              </text:section>
              <text:section text:style-name="Sect2" text:name="crayon-61a1d063b2204068983993-12">
                <text:p text:style-name="P28">     <text:span text:style-name="T30">*/</text:span></text:p>
              </text:section>
              <text:section text:style-name="Sect2" text:name="crayon-61a1d063b2204068983993-13">
                <text:p text:style-name="P18"><text:span text:style-name="T14">    </text:span><text:span text:style-name="T10">public</text:span><text:span text:style-name="T15"> </text:span><text:span text:style-name="T10">static</text:span><text:span text:style-name="T15"> </text:span><text:span text:style-name="T11">void</text:span><text:span text:style-name="T15"> </text:span><text:span text:style-name="T19">main</text:span><text:span text:style-name="T22">(</text:span><text:span text:style-name="T11">String</text:span><text:span text:style-name="T22">[]</text:span><text:span text:style-name="T15"> </text:span><text:span text:style-name="T25">args</text:span><text:span text:style-name="T22">)</text:span><text:span text:style-name="T15"> </text:span><text:span text:style-name="T22">{</text:span></text:p>
              </text:section>
              <text:section text:style-name="Sect2" text:name="crayon-61a1d063b2204068983993-14">
                <text:p text:style-name="P18"><text:span text:style-name="T14">        </text:span><text:span text:style-name="T19">Country </text:span><text:span text:style-name="T25">indiaCountry</text:span><text:span text:style-name="T15">=</text:span><text:span text:style-name="T4">new</text:span><text:span text:style-name="T15"> </text:span><text:span text:style-name="T19">Country</text:span><text:span text:style-name="T22">(</text:span><text:span text:style-name="T28">1</text:span><text:span text:style-name="T22">,</text:span><text:span text:style-name="T15"> </text:span><text:span text:style-name="T34">"India"</text:span><text:span text:style-name="T22">);</text:span></text:p>
              </text:section>
              <text:section text:style-name="Sect2" text:name="crayon-61a1d063b2204068983993-15">
                <text:p text:style-name="P18"><text:span text:style-name="T14">        </text:span><text:span text:style-name="T19">Country </text:span><text:span text:style-name="T25">russiaCountry</text:span><text:span text:style-name="T15">=</text:span><text:span text:style-name="T4">new</text:span><text:span text:style-name="T15"> </text:span><text:span text:style-name="T19">Country</text:span><text:span text:style-name="T22">(</text:span><text:span text:style-name="T28">4</text:span><text:span text:style-name="T22">,</text:span><text:span text:style-name="T15"> </text:span><text:span text:style-name="T34">"Russia"</text:span><text:span text:style-name="T22">);</text:span></text:p>
              </text:section>
              <text:section text:style-name="Sect2" text:name="crayon-61a1d063b2204068983993-16">
                <text:p text:style-name="P18"><text:span text:style-name="T14">        </text:span><text:span text:style-name="T19">Country </text:span><text:span text:style-name="T25">englandCountry</text:span><text:span text:style-name="T15">=</text:span><text:span text:style-name="T4">new</text:span><text:span text:style-name="T15"> </text:span><text:span text:style-name="T19">Country</text:span><text:span text:style-name="T22">(</text:span><text:span text:style-name="T28">3</text:span><text:span text:style-name="T22">,</text:span><text:span text:style-name="T15"> </text:span><text:span text:style-name="T34">"England"</text:span><text:span text:style-name="T22">);</text:span></text:p>
              </text:section>
              <text:section text:style-name="Sect2" text:name="crayon-61a1d063b2204068983993-17">
                <text:p text:style-name="P18"><text:span text:style-name="T14">        </text:span><text:span text:style-name="T19">Country </text:span><text:span text:style-name="T25">germanyCountry</text:span><text:span text:style-name="T15">=</text:span><text:span text:style-name="T4">new</text:span><text:span text:style-name="T15"> </text:span><text:span text:style-name="T19">Country</text:span><text:span text:style-name="T22">(</text:span><text:span text:style-name="T28">2</text:span><text:span text:style-name="T22">,</text:span><text:span text:style-name="T15"> </text:span><text:span text:style-name="T34">"Germany"</text:span><text:span text:style-name="T22">);</text:span></text:p>
              </text:section>
              <text:section text:style-name="Sect2" text:name="crayon-61a1d063b2204068983993-18">
                <text:p text:style-name="P18"> </text:p>
              </text:section>
              <text:section text:style-name="Sect2" text:name="crayon-61a1d063b2204068983993-19">
                <text:p text:style-name="P18"><text:span text:style-name="T14">        </text:span><text:span text:style-name="T19">List </text:span><text:span text:style-name="T25">listOfCountries</text:span><text:span text:style-name="T15"> = </text:span><text:span text:style-name="T4">new</text:span><text:span text:style-name="T15"> </text:span><text:span text:style-name="T19">ArrayList</text:span><text:span text:style-name="T22">();</text:span></text:p>
              </text:section>
              <text:section text:style-name="Sect2" text:name="crayon-61a1d063b2204068983993-20">
                <text:p text:style-name="P18"><text:span text:style-name="T14">        </text:span><text:span text:style-name="T25">listOfCountries</text:span><text:span text:style-name="T22">.</text:span><text:span text:style-name="T19">add</text:span><text:span text:style-name="T22">(</text:span><text:span text:style-name="T25">indiaCountry</text:span><text:span text:style-name="T22">);</text:span></text:p>
              </text:section>
              <text:section text:style-name="Sect2" text:name="crayon-61a1d063b2204068983993-21">
                <text:p text:style-name="P18"><text:span text:style-name="T14">        </text:span><text:span text:style-name="T25">listOfCountries</text:span><text:span text:style-name="T22">.</text:span><text:span text:style-name="T19">add</text:span><text:span text:style-name="T22">(</text:span><text:span text:style-name="T25">russiaCountry</text:span><text:span text:style-name="T22">);</text:span></text:p>
              </text:section>
              <text:section text:style-name="Sect2" text:name="crayon-61a1d063b2204068983993-22">
                <text:p text:style-name="P18"><text:span text:style-name="T14">        </text:span><text:span text:style-name="T25">listOfCountries</text:span><text:span text:style-name="T22">.</text:span><text:span text:style-name="T19">add</text:span><text:span text:style-name="T22">(</text:span><text:span text:style-name="T25">englandCountry</text:span><text:span text:style-name="T22">);</text:span></text:p>
              </text:section>
              <text:section text:style-name="Sect2" text:name="crayon-61a1d063b2204068983993-23">
                <text:p text:style-name="P18"><text:span text:style-name="T14">        </text:span><text:span text:style-name="T25">listOfCountries</text:span><text:span text:style-name="T22">.</text:span><text:span text:style-name="T19">add</text:span><text:span text:style-name="T22">(</text:span><text:span text:style-name="T25">germanyCountry</text:span><text:span text:style-name="T22">);</text:span></text:p>
              </text:section>
              <text:section text:style-name="Sect2" text:name="crayon-61a1d063b2204068983993-24">
                <text:p text:style-name="P18"> </text:p>
              </text:section>
              <text:section text:style-name="Sect2" text:name="crayon-61a1d063b2204068983993-25">
                <text:p text:style-name="P18"><text:span text:style-name="T14">        </text:span><text:span text:style-name="T25">System</text:span><text:span text:style-name="T22">.</text:span><text:span text:style-name="T25">out</text:span><text:span text:style-name="T22">.</text:span><text:span text:style-name="T19">println</text:span><text:span text:style-name="T22">(</text:span><text:span text:style-name="T34">"Before Sort  : "</text:span><text:span text:style-name="T22">);</text:span></text:p>
              </text:section>
              <text:section text:style-name="Sect2" text:name="crayon-61a1d063b2204068983993-26">
                <text:p text:style-name="P18"><text:span text:style-name="T14">        </text:span><text:span text:style-name="T4">for</text:span><text:span text:style-name="T15"> </text:span><text:span text:style-name="T22">(</text:span><text:span text:style-name="T11">int</text:span><text:span text:style-name="T15"> </text:span><text:span text:style-name="T25">i</text:span><text:span text:style-name="T15"> = </text:span><text:span text:style-name="T28">0</text:span><text:span text:style-name="T22">;</text:span><text:span text:style-name="T15"> </text:span><text:span text:style-name="T25">i</text:span><text:span text:style-name="T15"> &lt; </text:span><text:span text:style-name="T25">listOfCountries</text:span><text:span text:style-name="T22">.</text:span><text:span text:style-name="T19">size</text:span><text:span text:style-name="T22">();</text:span><text:span text:style-name="T15"> </text:span><text:span text:style-name="T25">i</text:span><text:span text:style-name="T15">++</text:span><text:span text:style-name="T22">)</text:span><text:span text:style-name="T15"> </text:span><text:span text:style-name="T22">{</text:span></text:p>
              </text:section>
              <text:section text:style-name="Sect2" text:name="crayon-61a1d063b2204068983993-27">
                <text:p text:style-name="P18"><text:span text:style-name="T14">            </text:span><text:span text:style-name="T19">Country </text:span><text:span text:style-name="T25">country</text:span><text:span text:style-name="T15">=</text:span><text:span text:style-name="T22">(</text:span><text:span text:style-name="T25">Country</text:span><text:span text:style-name="T22">)</text:span><text:span text:style-name="T15"> </text:span><text:span text:style-name="T25">listOfCountries</text:span><text:span text:style-name="T22">.</text:span><text:span text:style-name="T19">get</text:span><text:span text:style-name="T22">(</text:span><text:span text:style-name="T25">i</text:span><text:span text:style-name="T22">);</text:span></text:p>
              </text:section>
              <text:section text:style-name="Sect2" text:name="crayon-61a1d063b2204068983993-28">
                <text:p text:style-name="P18"><text:span text:style-name="T14">            </text:span><text:span text:style-name="T25">System</text:span><text:span text:style-name="T22">.</text:span><text:span text:style-name="T25">out</text:span><text:span text:style-name="T22">.</text:span><text:span text:style-name="T19">println</text:span><text:span text:style-name="T22">(</text:span><text:span text:style-name="T34">"Country Id: "</text:span><text:span text:style-name="T15">+</text:span><text:span text:style-name="T25">country</text:span><text:span text:style-name="T22">.</text:span><text:span text:style-name="T19">getCountryId</text:span><text:span text:style-name="T22">()</text:span><text:span text:style-name="T15">+</text:span><text:span text:style-name="T34">"||"</text:span><text:span text:style-name="T15">+</text:span><text:span text:style-name="T34">"Country name: "</text:span><text:span text:style-name="T15">+</text:span><text:span text:style-name="T25">country</text:span><text:span text:style-name="T22">.</text:span><text:span text:style-name="T19">getCountryName</text:span><text:span text:style-name="T22">());</text:span></text:p>
              </text:section>
              <text:section text:style-name="Sect2" text:name="crayon-61a1d063b2204068983993-29">
                <text:p text:style-name="P18"><text:span text:style-name="T14">        </text:span><text:span text:style-name="T22">}</text:span></text:p>
              </text:section>
              <text:section text:style-name="Sect2" text:name="crayon-61a1d063b2204068983993-30">
                <text:p text:style-name="P18"><text:span text:style-name="T14">        </text:span><text:span text:style-name="T25">Collections</text:span><text:span text:style-name="T22">.</text:span><text:span text:style-name="T19">sort</text:span><text:span text:style-name="T22">(</text:span><text:span text:style-name="T25">listOfCountries</text:span><text:span text:style-name="T22">);</text:span></text:p>
              </text:section>
              <text:section text:style-name="Sect2" text:name="crayon-61a1d063b2204068983993-31">
                <text:p text:style-name="P18"> </text:p>
              </text:section>
              <text:section text:style-name="Sect2" text:name="crayon-61a1d063b2204068983993-32">
                <text:p text:style-name="P18"><text:span text:style-name="T14">        </text:span><text:span text:style-name="T25">System</text:span><text:span text:style-name="T22">.</text:span><text:span text:style-name="T25">out</text:span><text:span text:style-name="T22">.</text:span><text:span text:style-name="T19">println</text:span><text:span text:style-name="T22">(</text:span><text:span text:style-name="T34">"After Sort  : "</text:span><text:span text:style-name="T22">);</text:span></text:p>
              </text:section>
              <text:section text:style-name="Sect2" text:name="crayon-61a1d063b2204068983993-33">
                <text:p text:style-name="P18"><text:span text:style-name="T14">        </text:span><text:span text:style-name="T4">for</text:span><text:span text:style-name="T15"> </text:span><text:span text:style-name="T22">(</text:span><text:span text:style-name="T11">int</text:span><text:span text:style-name="T15"> </text:span><text:span text:style-name="T25">i</text:span><text:span text:style-name="T15"> = </text:span><text:span text:style-name="T28">0</text:span><text:span text:style-name="T22">;</text:span><text:span text:style-name="T15"> </text:span><text:span text:style-name="T25">i</text:span><text:span text:style-name="T15"> &lt; </text:span><text:span text:style-name="T25">listOfCountries</text:span><text:span text:style-name="T22">.</text:span><text:span text:style-name="T19">size</text:span><text:span text:style-name="T22">();</text:span><text:span text:style-name="T15"> </text:span><text:span text:style-name="T25">i</text:span><text:span text:style-name="T15">++</text:span><text:span text:style-name="T22">)</text:span><text:span text:style-name="T15"> </text:span><text:span text:style-name="T22">{</text:span></text:p>
              </text:section>
              <text:section text:style-name="Sect2" text:name="crayon-61a1d063b2204068983993-34">
                <text:p text:style-name="P18"><text:span text:style-name="T14">            </text:span><text:span text:style-name="T19">Country </text:span><text:span text:style-name="T25">country</text:span><text:span text:style-name="T15">=</text:span><text:span text:style-name="T22">(</text:span><text:span text:style-name="T25">Country</text:span><text:span text:style-name="T22">)</text:span><text:span text:style-name="T15"> </text:span><text:span text:style-name="T25">listOfCountries</text:span><text:span text:style-name="T22">.</text:span><text:span text:style-name="T19">get</text:span><text:span text:style-name="T22">(</text:span><text:span text:style-name="T25">i</text:span><text:span text:style-name="T22">);</text:span></text:p>
              </text:section>
              <text:section text:style-name="Sect2" text:name="crayon-61a1d063b2204068983993-35">
                <text:p text:style-name="P18"><text:span text:style-name="T14">            </text:span><text:span text:style-name="T25">System</text:span><text:span text:style-name="T22">.</text:span><text:span text:style-name="T25">out</text:span><text:span text:style-name="T22">.</text:span><text:span text:style-name="T19">println</text:span><text:span text:style-name="T22">(</text:span><text:span text:style-name="T34">"Country Id: "</text:span><text:span text:style-name="T15">+</text:span><text:span text:style-name="T25">country</text:span><text:span text:style-name="T22">.</text:span><text:span text:style-name="T19">getCountryId</text:span><text:span text:style-name="T22">()</text:span><text:span text:style-name="T15">+</text:span><text:span text:style-name="T34">"|| "</text:span><text:span text:style-name="T15">+</text:span><text:span text:style-name="T34">"Country name: "</text:span><text:span text:style-name="T15">+</text:span><text:span text:style-name="T25">country</text:span><text:span text:style-name="T22">.</text:span><text:span text:style-name="T19">getCountryName</text:span><text:span text:style-name="T22">());</text:span></text:p>
              </text:section>
              <text:section text:style-name="Sect2" text:name="crayon-61a1d063b2204068983993-36">
                <text:p text:style-name="P18"><text:span text:style-name="T14">        </text:span><text:span text:style-name="T22">}</text:span></text:p>
              </text:section>
              <text:section text:style-name="Sect2" text:name="crayon-61a1d063b2204068983993-37">
                <text:p text:style-name="P18"><text:span text:style-name="T14">    </text:span><text:span text:style-name="T22">}</text:span></text:p>
              </text:section>
              <text:section text:style-name="Sect2" text:name="crayon-61a1d063b2204068983993-38">
                <text:p text:style-name="P18"> </text:p>
              </text:section>
              <text:section text:style-name="Sect2" text:name="crayon-61a1d063b2204068983993-39">
                <text:p text:style-name="P20">}</text:p>
              </text:section>
              <text:section text:style-name="Sect2" text:name="crayon-61a1d063b2204068983993-40">
                <text:p text:style-name="P18"> </text:p>
              </text:section>
            </table:table-cell>
          </table:table-row>
        </table:table>
      </text:section>
      <text:section text:style-name="Sect2" text:name="bsa-zone_1575999789923-9_123456">
        <text:section text:style-name="Sect2" text:name="google_ads_iframe_/8691100/Java2Blog_S2S_Leaderboard_ROS_InContent_0__container__">
          <text:p text:style-name="P46"><text:soft-page-break/><text:span text:style-name="T36"><draw:frame draw:style-name="fr3" draw:name="Object4" text:anchor-type="as-char" svg:width="7.5835in" svg:height="0.9374in" draw:z-index="0"><draw:floating-frame xlink:href="https://tpc.googlesyndication.com/safeframe/1-0-38/html/container.html" xlink:type="simple" xlink:show="embed" xlink:actuate="onLoad"/></draw:frame></text:span></text:p>
        </text:section>
      </text:section>
      <text:p text:style-name="P7">Output:</text:p>
      <text:section text:style-name="Sect3" text:name="crayon-61a1d063b2207097540829">
        <text:p text:style-name="P16"><draw:frame draw:style-name="fr2" draw:name="Frame31" text:anchor-type="paragraph" svg:width="0.25in" draw:z-index="1"><draw:text-box fo:min-height="0.0161in"><draw:frame draw:style-name="fr1" draw:name="Frame32" text:anchor-type="frame" svg:x="0in" svg:y="0.1772in" svg:width="0.25in" draw:z-index="2"><draw:text-box fo:min-height="0.1665in"><text:p text:style-name="Text_20_body"/></draw:text-box></draw:frame><text:p text:style-name="Text_20_body"/></draw:text-box></draw:frame><draw:frame draw:style-name="fr2" draw:name="Frame33" text:anchor-type="paragraph" svg:width="0.25in" draw:z-index="3"><draw:text-box fo:min-height="0.0161in"><draw:frame draw:style-name="fr1" draw:name="Frame34" text:anchor-type="frame" svg:x="0in" svg:y="0.1772in" svg:width="0.25in" draw:z-index="4"><draw:text-box fo:min-height="0.1665in"><text:p text:style-name="Text_20_body"/></draw:text-box></draw:frame><text:p text:style-name="Text_20_body"/></draw:text-box></draw:frame><draw:frame draw:style-name="fr2" draw:name="Frame35" text:anchor-type="paragraph" svg:width="0.25in" draw:z-index="5"><draw:text-box fo:min-height="0.0161in"><draw:frame draw:style-name="fr1" draw:name="Frame36" text:anchor-type="frame" svg:x="0in" svg:y="0.1772in" svg:width="0.25in" draw:z-index="6"><draw:text-box fo:min-height="0.1665in"><text:p text:style-name="Text_20_body"/></draw:text-box></draw:frame><text:p text:style-name="Text_20_body"/></draw:text-box></draw:frame></text:p>
        <table:table table:name="Table7" table:style-name="Table7">
          <table:table-column table:style-name="Table7.A"/>
          <table:table-column table:style-name="Table7.B"/>
          <table:table-row table:style-name="TableLine2179634965728">
            <table:table-cell table:style-name="Table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able:table-cell>
            <table:table-cell table:style-name="Table7.B1" office:value-type="string">
              <text:section text:style-name="Sect2" text:name="crayon-61a1d063b2207097540829-1">
                <text:p text:style-name="P18"> </text:p>
              </text:section>
              <text:section text:style-name="Sect2" text:name="crayon-61a1d063b2207097540829-2">
                <text:p text:style-name="P19"><text:span text:style-name="T18">Before </text:span><text:span text:style-name="T24">Sort</text:span><text:span text:style-name="T14">  : </text:span></text:p>
              </text:section>
              <text:section text:style-name="Sect2" text:name="crayon-61a1d063b2207097540829-3">
                <text:p text:style-name="P19"><text:span text:style-name="T18">Country </text:span><text:span text:style-name="T24">Id</text:span><text:span text:style-name="T14">: </text:span><text:span text:style-name="T27">1</text:span><text:span text:style-name="T14">||</text:span><text:span text:style-name="T18">Country </text:span><text:span text:style-name="T24">name</text:span><text:span text:style-name="T14">: </text:span><text:span text:style-name="T18">India</text:span></text:p>
              </text:section>
              <text:section text:style-name="Sect2" text:name="crayon-61a1d063b2207097540829-4">
                <text:p text:style-name="P19"><text:span text:style-name="T18">Country </text:span><text:span text:style-name="T24">Id</text:span><text:span text:style-name="T14">: </text:span><text:span text:style-name="T27">4</text:span><text:span text:style-name="T14">||</text:span><text:span text:style-name="T18">Country </text:span><text:span text:style-name="T24">name</text:span><text:span text:style-name="T14">: </text:span><text:span text:style-name="T18">Russia</text:span></text:p>
              </text:section>
              <text:section text:style-name="Sect2" text:name="crayon-61a1d063b2207097540829-5">
                <text:p text:style-name="P19"><text:span text:style-name="T18">Country </text:span><text:span text:style-name="T24">Id</text:span><text:span text:style-name="T14">: </text:span><text:span text:style-name="T27">3</text:span><text:span text:style-name="T14">||</text:span><text:span text:style-name="T18">Country </text:span><text:span text:style-name="T24">name</text:span><text:span text:style-name="T14">: </text:span><text:span text:style-name="T18">England</text:span></text:p>
              </text:section>
              <text:section text:style-name="Sect2" text:name="crayon-61a1d063b2207097540829-6">
                <text:p text:style-name="P19"><text:span text:style-name="T18">Country </text:span><text:span text:style-name="T24">Id</text:span><text:span text:style-name="T14">: </text:span><text:span text:style-name="T27">2</text:span><text:span text:style-name="T14">||</text:span><text:span text:style-name="T18">Country </text:span><text:span text:style-name="T24">name</text:span><text:span text:style-name="T14">: </text:span><text:span text:style-name="T18">Germany</text:span></text:p>
              </text:section>
              <text:section text:style-name="Sect2" text:name="crayon-61a1d063b2207097540829-7">
                <text:p text:style-name="P19"><text:span text:style-name="T18">After </text:span><text:span text:style-name="T24">Sort</text:span><text:span text:style-name="T14">  : </text:span></text:p>
              </text:section>
              <text:section text:style-name="Sect2" text:name="crayon-61a1d063b2207097540829-8">
                <text:p text:style-name="P19"><text:span text:style-name="T18">Country </text:span><text:span text:style-name="T24">Id</text:span><text:span text:style-name="T14">: </text:span><text:span text:style-name="T27">1</text:span><text:span text:style-name="T14">|| </text:span><text:span text:style-name="T18">Country </text:span><text:span text:style-name="T24">name</text:span><text:span text:style-name="T14">: </text:span><text:span text:style-name="T18">India</text:span></text:p>
              </text:section>
              <text:section text:style-name="Sect2" text:name="crayon-61a1d063b2207097540829-9">
                <text:p text:style-name="P19"><text:span text:style-name="T18">Country </text:span><text:span text:style-name="T24">Id</text:span><text:span text:style-name="T14">: </text:span><text:span text:style-name="T27">2</text:span><text:span text:style-name="T14">|| </text:span><text:span text:style-name="T18">Country </text:span><text:span text:style-name="T24">name</text:span><text:span text:style-name="T14">: </text:span><text:span text:style-name="T18">Germany</text:span></text:p>
              </text:section>
              <text:section text:style-name="Sect2" text:name="crayon-61a1d063b2207097540829-10">
                <text:p text:style-name="P19"><text:span text:style-name="T18">Country </text:span><text:span text:style-name="T24">Id</text:span><text:span text:style-name="T14">: </text:span><text:span text:style-name="T27">3</text:span><text:span text:style-name="T14">|| </text:span><text:span text:style-name="T18">Country </text:span><text:span text:style-name="T24">name</text:span><text:span text:style-name="T14">: </text:span><text:span text:style-name="T18">England</text:span></text:p>
              </text:section>
              <text:section text:style-name="Sect2" text:name="crayon-61a1d063b2207097540829-11">
                <text:p text:style-name="P19"><text:span text:style-name="T18">Country </text:span><text:span text:style-name="T24">Id</text:span><text:span text:style-name="T14">: </text:span><text:span text:style-name="T27">4</text:span><text:span text:style-name="T14">|| </text:span><text:span text:style-name="T18">Country </text:span><text:span text:style-name="T24">name</text:span><text:span text:style-name="T14">: </text:span><text:span text:style-name="T1">Russia</text:span></text:p>
              </text:section>
              <text:section text:style-name="Sect2" text:name="crayon-61a1d063b2207097540829-12">
                <text:p text:style-name="P18"> </text:p>
              </text:section>
            </table:table-cell>
          </table:table-row>
        </table:table>
        <text:p text:style-name="P11"/>
      </text:section>
      <text:h text:style-name="P2" text:outline-level="4">For Comparator:</text:h>
      <text:p text:style-name="P14">We will create class country having attribute id and name and will create another class CountrySortByIdComparator which will implement Comparator interface and implement compare method to sort collection of country object by id and we will also see how to use anonymous comparator.</text:p>
      <text:p text:style-name="P15">1.Country.java</text:p>
      <text:section text:style-name="Sect3" text:name="crayon-61a1d063b220b613838823">
        <table:table table:name="Table8" table:style-name="Table8">
          <table:table-column table:style-name="Table8.A"/>
          <table:table-column table:style-name="Table8.B"/>
          <text:soft-page-break/>
          <table:table-row table:style-name="TableLine2179634971712">
            <table:table-cell table:style-name="Table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able:table-cell>
            <table:table-cell table:style-name="Table8.B1" office:value-type="string">
              <text:section text:style-name="Sect2" text:name="crayon-61a1d063b220b613838823-1">
                <text:p text:style-name="P18"> </text:p>
              </text:section>
              <text:section text:style-name="Sect2" text:name="crayon-61a1d063b220b613838823-2">
                <text:p text:style-name="P19"><text:span text:style-name="T9">package</text:span><text:span text:style-name="T14"> </text:span><text:span text:style-name="T24">org</text:span><text:span text:style-name="T21">.</text:span><text:span text:style-name="T24">arpit</text:span><text:span text:style-name="T21">.</text:span><text:span text:style-name="T24">javapostsforlearning</text:span><text:span text:style-name="T21">;</text:span></text:p>
              </text:section>
              <text:section text:style-name="Sect2" text:name="crayon-61a1d063b220b613838823-3">
                <text:p text:style-name="P18"> </text:p>
              </text:section>
              <text:section text:style-name="Sect2" text:name="crayon-61a1d063b220b613838823-4">
                <text:p text:style-name="P19"><text:span text:style-name="T8">public</text:span><text:span text:style-name="T14"> </text:span><text:span text:style-name="T9">class</text:span><text:span text:style-name="T14"> </text:span><text:span text:style-name="T18">Country</text:span><text:span text:style-name="T21">{</text:span></text:p>
              </text:section>
              <text:section text:style-name="Sect2" text:name="crayon-61a1d063b220b613838823-5">
                <text:p text:style-name="P18">   <text:span text:style-name="T14"> </text:span><text:span text:style-name="T11">int</text:span><text:span text:style-name="T15"> </text:span><text:span text:style-name="T25">countryId</text:span><text:span text:style-name="T22">;</text:span></text:p>
              </text:section>
              <text:section text:style-name="Sect2" text:name="crayon-61a1d063b220b613838823-6">
                <text:p text:style-name="P18">   <text:span text:style-name="T14"> </text:span><text:span text:style-name="T11">String</text:span><text:span text:style-name="T15"> </text:span><text:span text:style-name="T25">countryName</text:span><text:span text:style-name="T22">;</text:span></text:p>
              </text:section>
              <text:section text:style-name="Sect2" text:name="crayon-61a1d063b220b613838823-7">
                <text:p text:style-name="P18">   <text:span text:style-name="T14"> </text:span></text:p>
              </text:section>
              <text:section text:style-name="Sect2" text:name="crayon-61a1d063b220b613838823-8">
                <text:p text:style-name="P18">   <text:span text:style-name="T14"> </text:span><text:span text:style-name="T10">public</text:span><text:span text:style-name="T15"> </text:span><text:span text:style-name="T19">Country</text:span><text:span text:style-name="T22">(</text:span><text:span text:style-name="T11">int</text:span><text:span text:style-name="T15"> </text:span><text:span text:style-name="T25">countryId</text:span><text:span text:style-name="T22">,</text:span><text:span text:style-name="T15"> </text:span><text:span text:style-name="T11">String</text:span><text:span text:style-name="T15"> </text:span><text:span text:style-name="T25">countryName</text:span><text:span text:style-name="T22">)</text:span><text:span text:style-name="T15"> </text:span><text:span text:style-name="T22">{</text:span></text:p>
              </text:section>
              <text:section text:style-name="Sect2" text:name="crayon-61a1d063b220b613838823-9">
                <text:p text:style-name="P18">   <text:span text:style-name="T14"> </text:span>   <text:span text:style-name="T14"> </text:span><text:span text:style-name="T4">super</text:span><text:span text:style-name="T22">();</text:span></text:p>
              </text:section>
              <text:section text:style-name="Sect2" text:name="crayon-61a1d063b220b613838823-10">
                <text:p text:style-name="P18">   <text:span text:style-name="T14"> </text:span>   <text:span text:style-name="T14"> </text:span><text:span text:style-name="T4">this</text:span><text:span text:style-name="T22">.</text:span><text:span text:style-name="T25">countryId</text:span><text:span text:style-name="T15"> = </text:span><text:span text:style-name="T25">countryId</text:span><text:span text:style-name="T22">;</text:span></text:p>
              </text:section>
              <text:section text:style-name="Sect2" text:name="crayon-61a1d063b220b613838823-11">
                <text:p text:style-name="P18">   <text:span text:style-name="T14"> </text:span>   <text:span text:style-name="T14"> </text:span><text:span text:style-name="T4">this</text:span><text:span text:style-name="T22">.</text:span><text:span text:style-name="T25">countryName</text:span><text:span text:style-name="T15"> = </text:span><text:span text:style-name="T25">countryName</text:span><text:span text:style-name="T22">;</text:span></text:p>
              </text:section>
              <text:section text:style-name="Sect2" text:name="crayon-61a1d063b220b613838823-12">
                <text:p text:style-name="P18">   <text:span text:style-name="T14"> </text:span><text:span text:style-name="T22">}</text:span></text:p>
              </text:section>
              <text:section text:style-name="Sect2" text:name="crayon-61a1d063b220b613838823-13">
                <text:p text:style-name="P18"> </text:p>
              </text:section>
              <text:section text:style-name="Sect2" text:name="crayon-61a1d063b220b613838823-14">
                <text:p text:style-name="P18">   <text:span text:style-name="T14"> </text:span><text:span text:style-name="T10">public</text:span><text:span text:style-name="T15"> </text:span><text:span text:style-name="T11">int</text:span><text:span text:style-name="T15"> </text:span><text:span text:style-name="T19">getCountryId</text:span><text:span text:style-name="T22">()</text:span><text:span text:style-name="T15"> </text:span><text:span text:style-name="T22">{</text:span></text:p>
              </text:section>
              <text:section text:style-name="Sect2" text:name="crayon-61a1d063b220b613838823-15">
                <text:p text:style-name="P18">   <text:span text:style-name="T14"> </text:span>   <text:span text:style-name="T14"> </text:span><text:span text:style-name="T4">return</text:span><text:span text:style-name="T15"> </text:span><text:span text:style-name="T25">countryId</text:span><text:span text:style-name="T22">;</text:span></text:p>
              </text:section>
              <text:section text:style-name="Sect2" text:name="crayon-61a1d063b220b613838823-16">
                <text:p text:style-name="P18">   <text:span text:style-name="T14"> </text:span><text:span text:style-name="T22">}</text:span></text:p>
              </text:section>
              <text:section text:style-name="Sect2" text:name="crayon-61a1d063b220b613838823-17">
                <text:p text:style-name="P18"> </text:p>
              </text:section>
              <text:section text:style-name="Sect2" text:name="crayon-61a1d063b220b613838823-18">
                <text:p text:style-name="P18">   <text:span text:style-name="T14"> </text:span><text:span text:style-name="T10">public</text:span><text:span text:style-name="T15"> </text:span><text:span text:style-name="T11">void</text:span><text:span text:style-name="T15"> </text:span><text:span text:style-name="T19">setCountryId</text:span><text:span text:style-name="T22">(</text:span><text:span text:style-name="T11">int</text:span><text:span text:style-name="T15"> </text:span><text:span text:style-name="T25">countryId</text:span><text:span text:style-name="T22">)</text:span><text:span text:style-name="T15"> </text:span><text:span text:style-name="T22">{</text:span></text:p>
              </text:section>
              <text:section text:style-name="Sect2" text:name="crayon-61a1d063b220b613838823-19">
                <text:p text:style-name="P18">   <text:span text:style-name="T14"> </text:span>   <text:span text:style-name="T14"> </text:span><text:span text:style-name="T4">this</text:span><text:span text:style-name="T22">.</text:span><text:span text:style-name="T25">countryId</text:span><text:span text:style-name="T15"> = </text:span><text:span text:style-name="T25">countryId</text:span><text:span text:style-name="T22">;</text:span></text:p>
              </text:section>
              <text:section text:style-name="Sect2" text:name="crayon-61a1d063b220b613838823-20">
                <text:p text:style-name="P18">   <text:span text:style-name="T14"> </text:span><text:span text:style-name="T22">}</text:span></text:p>
              </text:section>
              <text:section text:style-name="Sect2" text:name="crayon-61a1d063b220b613838823-21">
                <text:p text:style-name="P18"> </text:p>
              </text:section>
              <text:section text:style-name="Sect2" text:name="crayon-61a1d063b220b613838823-22">
                <text:p text:style-name="P18">   <text:span text:style-name="T14"> </text:span><text:span text:style-name="T10">public</text:span><text:span text:style-name="T15"> </text:span><text:span text:style-name="T11">String</text:span><text:span text:style-name="T15"> </text:span><text:span text:style-name="T19">getCountryName</text:span><text:span text:style-name="T22">()</text:span><text:span text:style-name="T15"> </text:span><text:span text:style-name="T22">{</text:span></text:p>
              </text:section>
              <text:section text:style-name="Sect2" text:name="crayon-61a1d063b220b613838823-23">
                <text:p text:style-name="P18">   <text:span text:style-name="T14"> </text:span>   <text:span text:style-name="T14"> </text:span><text:span text:style-name="T4">return</text:span><text:span text:style-name="T15"> </text:span><text:span text:style-name="T25">countryName</text:span><text:span text:style-name="T22">;</text:span></text:p>
              </text:section>
              <text:section text:style-name="Sect2" text:name="crayon-61a1d063b220b613838823-24">
                <text:p text:style-name="P18">   <text:span text:style-name="T14"> </text:span><text:span text:style-name="T22">}</text:span></text:p>
              </text:section>
              <text:section text:style-name="Sect2" text:name="crayon-61a1d063b220b613838823-25">
                <text:p text:style-name="P18"> </text:p>
              </text:section>
              <text:section text:style-name="Sect2" text:name="crayon-61a1d063b220b613838823-26">
                <text:p text:style-name="P18">   <text:span text:style-name="T14"> </text:span><text:span text:style-name="T10">public</text:span><text:span text:style-name="T15"> </text:span><text:span text:style-name="T11">void</text:span><text:span text:style-name="T15"> </text:span><text:span text:style-name="T19">setCountryName</text:span><text:span text:style-name="T22">(</text:span><text:span text:style-name="T11">String</text:span><text:span text:style-name="T15"> </text:span><text:span text:style-name="T25">countryName</text:span><text:span text:style-name="T22">)</text:span><text:span text:style-name="T15"> </text:span><text:span text:style-name="T22">{</text:span></text:p>
              </text:section>
              <text:section text:style-name="Sect2" text:name="crayon-61a1d063b220b613838823-27">
                <text:p text:style-name="P18">   <text:span text:style-name="T14"> </text:span>   <text:span text:style-name="T14"> </text:span><text:span text:style-name="T4">this</text:span><text:span text:style-name="T22">.</text:span><text:span text:style-name="T25">countryName</text:span><text:span text:style-name="T15"> = </text:span><text:span text:style-name="T25">countryName</text:span><text:span text:style-name="T22">;</text:span></text:p>
              </text:section>
              <text:section text:style-name="Sect2" text:name="crayon-61a1d063b220b613838823-28">
                <text:p text:style-name="P18">   <text:span text:style-name="T14"> </text:span><text:span text:style-name="T22">}</text:span></text:p>
              </text:section>
              <text:section text:style-name="Sect2" text:name="crayon-61a1d063b220b613838823-29">
                <text:p text:style-name="P18">   <text:span text:style-name="T14"> </text:span></text:p>
              </text:section>
              <text:section text:style-name="Sect2" text:name="crayon-61a1d063b220b613838823-30">
                <text:p text:style-name="P20">}</text:p>
              </text:section>
              <text:section text:style-name="Sect2" text:name="crayon-61a1d063b220b613838823-31">
                <text:p text:style-name="P18"> </text:p>
              </text:section>
            </table:table-cell>
          </table:table-row>
        </table:table>
        <text:p text:style-name="P11"/>
      </text:section>
      <text:p text:style-name="P9">2.CountrySortbyIdComparator.java</text:p>
      <text:section text:style-name="Sect3" text:name="crayon-61a1d063b220e852754683">
        <table:table table:name="Table9" table:style-name="Table9">
          <table:table-column table:style-name="Table9.A"/>
          <table:table-column table:style-name="Table9.B"/>
          <text:soft-page-break/>
          <table:table-row table:style-name="TableLine2179634960288">
            <table:table-cell table:style-name="Table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able:table-cell>
            <table:table-cell table:style-name="Table9.B1" office:value-type="string">
              <text:section text:style-name="Sect2" text:name="crayon-61a1d063b220e852754683-1">
                <text:p text:style-name="P18"> </text:p>
              </text:section>
              <text:section text:style-name="Sect2" text:name="crayon-61a1d063b220e852754683-2">
                <text:p text:style-name="P19"><text:span text:style-name="T9">package</text:span><text:span text:style-name="T14"> </text:span><text:span text:style-name="T24">org</text:span><text:span text:style-name="T21">.</text:span><text:span text:style-name="T24">arpit</text:span><text:span text:style-name="T21">.</text:span><text:span text:style-name="T24">javapostsforlearning</text:span><text:span text:style-name="T21">;</text:span></text:p>
              </text:section>
              <text:section text:style-name="Sect2" text:name="crayon-61a1d063b220e852754683-3">
                <text:p text:style-name="P18"> </text:p>
              </text:section>
              <text:section text:style-name="Sect2" text:name="crayon-61a1d063b220e852754683-4">
                <text:p text:style-name="P19"><text:span text:style-name="T18">import </text:span><text:span text:style-name="T24">java</text:span><text:span text:style-name="T21">.</text:span><text:span text:style-name="T24">util</text:span><text:span text:style-name="T21">.</text:span><text:span text:style-name="T24">Comparator</text:span><text:span text:style-name="T21">;</text:span></text:p>
              </text:section>
              <text:section text:style-name="Sect2" text:name="crayon-61a1d063b220e852754683-5">
                <text:p text:style-name="P27">//If country1.getCountryId()&lt;country2.getCountryId():then compare method will return -1 //If country1.getCountryId()&gt;country2.getCountryId():then compare method will return 1</text:p>
              </text:section>
              <text:section text:style-name="Sect2" text:name="crayon-61a1d063b220e852754683-6">
                <text:p text:style-name="P27">//If country1.getCountryId()==country2.getCountryId():then compare method will return 0</text:p>
              </text:section>
              <text:section text:style-name="Sect2" text:name="crayon-61a1d063b220e852754683-7">
                <text:p text:style-name="P18"> <text:span text:style-name="T10">public</text:span><text:span text:style-name="T15"> </text:span><text:span text:style-name="T11">class</text:span><text:span text:style-name="T15"> </text:span><text:span text:style-name="T19">CountrySortByIdComparator</text:span><text:span text:style-name="T15"> </text:span><text:span text:style-name="T4">implements</text:span><text:span text:style-name="T15"> </text:span><text:span text:style-name="T19">Comparator</text:span><text:span text:style-name="T22">{</text:span></text:p>
              </text:section>
              <text:section text:style-name="Sect2" text:name="crayon-61a1d063b220e852754683-8">
                <text:p text:style-name="P18"> </text:p>
              </text:section>
              <text:section text:style-name="Sect2" text:name="crayon-61a1d063b220e852754683-9">
                <text:p text:style-name="P18">   <text:span text:style-name="T14"> </text:span><text:span text:style-name="T22">@</text:span><text:span text:style-name="T3">Override</text:span></text:p>
              </text:section>
              <text:section text:style-name="Sect2" text:name="crayon-61a1d063b220e852754683-10">
                <text:p text:style-name="P18">   <text:span text:style-name="T14"> </text:span><text:span text:style-name="T10">public</text:span><text:span text:style-name="T15"> </text:span><text:span text:style-name="T11">int</text:span><text:span text:style-name="T15"> </text:span><text:span text:style-name="T19">compare</text:span><text:span text:style-name="T22">(</text:span><text:span text:style-name="T19">Country </text:span><text:span text:style-name="T25">country1</text:span><text:span text:style-name="T22">,</text:span><text:span text:style-name="T15"> </text:span><text:span text:style-name="T19">Country </text:span><text:span text:style-name="T25">country2</text:span><text:span text:style-name="T22">)</text:span><text:span text:style-name="T15"> </text:span><text:span text:style-name="T22">{</text:span></text:p>
              </text:section>
              <text:section text:style-name="Sect2" text:name="crayon-61a1d063b220e852754683-11">
                <text:p text:style-name="P18">   <text:span text:style-name="T14"> </text:span>   <text:span text:style-name="T14"> </text:span></text:p>
              </text:section>
              <text:section text:style-name="Sect2" text:name="crayon-61a1d063b220e852754683-12">
                <text:p text:style-name="P18">   <text:span text:style-name="T14"> </text:span>   <text:span text:style-name="T14"> </text:span><text:span text:style-name="T4">return</text:span><text:span text:style-name="T15"> </text:span><text:span text:style-name="T22">(</text:span><text:span text:style-name="T25">country1</text:span><text:span text:style-name="T22">.</text:span><text:span text:style-name="T19">getCountryId</text:span><text:span text:style-name="T22">()</text:span><text:span text:style-name="T15"> &lt; </text:span><text:span text:style-name="T25">country2</text:span><text:span text:style-name="T22">.</text:span><text:span text:style-name="T19">getCountryId</text:span><text:span text:style-name="T22">()</text:span><text:span text:style-name="T15"> </text:span><text:span text:style-name="T22">)</text:span><text:span text:style-name="T15"> </text:span><text:span text:style-name="T22">?</text:span><text:span text:style-name="T15"> -</text:span><text:span text:style-name="T28">1</text:span><text:span text:style-name="T15">: </text:span><text:span text:style-name="T22">(</text:span><text:span text:style-name="T25">country1</text:span><text:span text:style-name="T22">.</text:span><text:span text:style-name="T19">getCountryId</text:span><text:span text:style-name="T22">()</text:span><text:span text:style-name="T15"> &gt; </text:span><text:span text:style-name="T25">country2</text:span><text:span text:style-name="T22">.</text:span><text:span text:style-name="T19">getCountryId</text:span><text:span text:style-name="T22">()</text:span><text:span text:style-name="T15"> </text:span><text:span text:style-name="T22">)</text:span><text:span text:style-name="T15"> </text:span><text:span text:style-name="T22">?</text:span><text:span text:style-name="T15"> </text:span><text:span text:style-name="T28">1</text:span><text:span text:style-name="T15">:</text:span><text:span text:style-name="T28">0</text:span><text:span text:style-name="T15"> </text:span><text:span text:style-name="T22">;</text:span></text:p>
              </text:section>
              <text:section text:style-name="Sect2" text:name="crayon-61a1d063b220e852754683-13">
                <text:p text:style-name="P18">   <text:span text:style-name="T14"> </text:span><text:span text:style-name="T22">}</text:span></text:p>
              </text:section>
              <text:section text:style-name="Sect2" text:name="crayon-61a1d063b220e852754683-14">
                <text:p text:style-name="P18"> </text:p>
              </text:section>
              <text:section text:style-name="Sect2" text:name="crayon-61a1d063b220e852754683-15">
                <text:p text:style-name="P20">}</text:p>
              </text:section>
              <text:section text:style-name="Sect2" text:name="crayon-61a1d063b220e852754683-16">
                <text:p text:style-name="P18"> </text:p>
              </text:section>
            </table:table-cell>
          </table:table-row>
        </table:table>
        <text:p text:style-name="P11"/>
      </text:section>
      <text:p text:style-name="P12">3.ComparatorMain.java</text:p>
      <text:section text:style-name="Sect3" text:name="crayon-61a1d063b2211354578537">
        <table:table table:name="Table10" table:style-name="Table10">
          <table:table-column table:style-name="Table10.A"/>
          <table:table-column table:style-name="Table10.B"/>
          <text:soft-page-break/>
          <table:table-row table:style-name="TableLine2179634959200">
            <table:table-cell table:style-name="Table1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able:table-cell>
            <table:table-cell table:style-name="Table10.B1" office:value-type="string">
              <text:section text:style-name="Sect2" text:name="crayon-61a1d063b2211354578537-1">
                <text:p text:style-name="P40"> </text:p>
              </text:section>
              <text:section text:style-name="Sect2" text:name="crayon-61a1d063b2211354578537-2">
                <text:p text:style-name="P39"><text:span text:style-name="T9">package</text:span><text:span text:style-name="T14"> </text:span><text:span text:style-name="T24">org</text:span><text:span text:style-name="T21">.</text:span><text:span text:style-name="T24">arpit</text:span><text:span text:style-name="T21">.</text:span><text:span text:style-name="T24">javapostsforlearning</text:span><text:span text:style-name="T21">;</text:span></text:p>
              </text:section>
              <text:section text:style-name="Sect2" text:name="crayon-61a1d063b2211354578537-3">
                <text:p text:style-name="P40"> </text:p>
              </text:section>
              <text:section text:style-name="Sect2" text:name="crayon-61a1d063b2211354578537-4">
                <text:p text:style-name="P39"><text:span text:style-name="T18">import </text:span><text:span text:style-name="T24">java</text:span><text:span text:style-name="T21">.</text:span><text:span text:style-name="T24">util</text:span><text:span text:style-name="T21">.</text:span><text:span text:style-name="T24">ArrayList</text:span><text:span text:style-name="T21">;</text:span></text:p>
              </text:section>
              <text:section text:style-name="Sect2" text:name="crayon-61a1d063b2211354578537-5">
                <text:p text:style-name="P39"><text:span text:style-name="T18">import </text:span><text:span text:style-name="T24">java</text:span><text:span text:style-name="T21">.</text:span><text:span text:style-name="T24">util</text:span><text:span text:style-name="T21">.</text:span><text:span text:style-name="T24">Collections</text:span><text:span text:style-name="T21">;</text:span></text:p>
              </text:section>
              <text:section text:style-name="Sect2" text:name="crayon-61a1d063b2211354578537-6">
                <text:p text:style-name="P39"><text:span text:style-name="T18">import </text:span><text:span text:style-name="T24">java</text:span><text:span text:style-name="T21">.</text:span><text:span text:style-name="T24">util</text:span><text:span text:style-name="T21">.</text:span><text:span text:style-name="T24">Comparator</text:span><text:span text:style-name="T21">;</text:span></text:p>
              </text:section>
              <text:section text:style-name="Sect2" text:name="crayon-61a1d063b2211354578537-7">
                <text:p text:style-name="P39"><text:span text:style-name="T18">import </text:span><text:span text:style-name="T24">java</text:span><text:span text:style-name="T21">.</text:span><text:span text:style-name="T24">util</text:span><text:span text:style-name="T21">.</text:span><text:span text:style-name="T24">List</text:span><text:span text:style-name="T21">;</text:span></text:p>
              </text:section>
              <text:section text:style-name="Sect2" text:name="crayon-61a1d063b2211354578537-8">
                <text:p text:style-name="P40"> </text:p>
              </text:section>
              <text:section text:style-name="Sect2" text:name="crayon-61a1d063b2211354578537-9">
                <text:p text:style-name="P39"><text:span text:style-name="T8">public</text:span><text:span text:style-name="T14"> </text:span><text:span text:style-name="T9">class</text:span><text:span text:style-name="T14"> </text:span><text:span text:style-name="T18">ComparatorMain</text:span><text:span text:style-name="T14"> </text:span><text:span text:style-name="T21">{</text:span></text:p>
              </text:section>
              <text:section text:style-name="Sect2" text:name="crayon-61a1d063b2211354578537-10">
                <text:p text:style-name="P40"> </text:p>
              </text:section>
              <text:section text:style-name="Sect2" text:name="crayon-61a1d063b2211354578537-11">
                <text:p text:style-name="P40"><text:span text:style-name="T14">    </text:span><text:span text:style-name="T35">/**</text:span></text:p>
              </text:section>
              <text:section text:style-name="Sect2" text:name="crayon-61a1d063b2211354578537-12">
                <text:p text:style-name="P41">     <text:span text:style-name="T30">* @author Arpit Mandliya</text:span></text:p>
              </text:section>
              <text:section text:style-name="Sect2" text:name="crayon-61a1d063b2211354578537-13">
                <text:p text:style-name="P41">     <text:span text:style-name="T30">*/</text:span></text:p>
              </text:section>
              <text:section text:style-name="Sect2" text:name="crayon-61a1d063b2211354578537-14">
                <text:p text:style-name="P40"><text:span text:style-name="T14">    </text:span><text:span text:style-name="T10">public</text:span><text:span text:style-name="T15"> </text:span><text:span text:style-name="T10">static</text:span><text:span text:style-name="T15"> </text:span><text:span text:style-name="T11">void</text:span><text:span text:style-name="T15"> </text:span><text:span text:style-name="T19">main</text:span><text:span text:style-name="T22">(</text:span><text:span text:style-name="T11">String</text:span><text:span text:style-name="T22">[]</text:span><text:span text:style-name="T15"> </text:span><text:span text:style-name="T25">args</text:span><text:span text:style-name="T22">)</text:span><text:span text:style-name="T15"> </text:span><text:span text:style-name="T22">{</text:span></text:p>
              </text:section>
              <text:section text:style-name="Sect2" text:name="crayon-61a1d063b2211354578537-15">
                <text:p text:style-name="P40"><text:span text:style-name="T14">        </text:span><text:span text:style-name="T19">Country </text:span><text:span text:style-name="T25">indiaCountry</text:span><text:span text:style-name="T15">=</text:span><text:span text:style-name="T4">new</text:span><text:span text:style-name="T15"> </text:span><text:span text:style-name="T19">Country</text:span><text:span text:style-name="T22">(</text:span><text:span text:style-name="T28">1</text:span><text:span text:style-name="T22">,</text:span><text:span text:style-name="T15"> </text:span><text:span text:style-name="T34">"India"</text:span><text:span text:style-name="T22">);</text:span></text:p>
              </text:section>
              <text:section text:style-name="Sect2" text:name="crayon-61a1d063b2211354578537-16">
                <text:p text:style-name="P40"><text:span text:style-name="T14">        </text:span><text:span text:style-name="T19">Country </text:span><text:span text:style-name="T25">russiaCountry</text:span><text:span text:style-name="T15">=</text:span><text:span text:style-name="T4">new</text:span><text:span text:style-name="T15"> </text:span><text:span text:style-name="T19">Country</text:span><text:span text:style-name="T22">(</text:span><text:span text:style-name="T28">4</text:span><text:span text:style-name="T22">,</text:span><text:span text:style-name="T15"> </text:span><text:span text:style-name="T34">"Russia"</text:span><text:span text:style-name="T22">);</text:span></text:p>
              </text:section>
              <text:section text:style-name="Sect2" text:name="crayon-61a1d063b2211354578537-17">
                <text:p text:style-name="P40"><text:span text:style-name="T14">        </text:span><text:span text:style-name="T19">Country </text:span><text:span text:style-name="T25">englandCountry</text:span><text:span text:style-name="T15">=</text:span><text:span text:style-name="T4">new</text:span><text:span text:style-name="T15"> </text:span><text:span text:style-name="T19">Country</text:span><text:span text:style-name="T22">(</text:span><text:span text:style-name="T28">3</text:span><text:span text:style-name="T22">,</text:span><text:span text:style-name="T15"> </text:span><text:span text:style-name="T34">"England"</text:span><text:span text:style-name="T22">);</text:span></text:p>
              </text:section>
              <text:section text:style-name="Sect2" text:name="crayon-61a1d063b2211354578537-18">
                <text:p text:style-name="P40"><text:span text:style-name="T14">        </text:span><text:span text:style-name="T19">Country </text:span><text:span text:style-name="T25">germanyCountry</text:span><text:span text:style-name="T15">=</text:span><text:span text:style-name="T4">new</text:span><text:span text:style-name="T15"> </text:span><text:span text:style-name="T19">Country</text:span><text:span text:style-name="T22">(</text:span><text:span text:style-name="T28">2</text:span><text:span text:style-name="T22">,</text:span><text:span text:style-name="T15"> </text:span><text:span text:style-name="T34">"Germany"</text:span><text:span text:style-name="T22">);</text:span></text:p>
              </text:section>
              <text:section text:style-name="Sect2" text:name="crayon-61a1d063b2211354578537-19">
                <text:p text:style-name="P40"> </text:p>
              </text:section>
              <text:section text:style-name="Sect2" text:name="crayon-61a1d063b2211354578537-20">
                <text:p text:style-name="P40"><text:span text:style-name="T14">        </text:span><text:span text:style-name="T19">List </text:span><text:span text:style-name="T25">listOfCountries</text:span><text:span text:style-name="T15"> = </text:span><text:span text:style-name="T4">new</text:span><text:span text:style-name="T15"> </text:span><text:span text:style-name="T19">ArrayList</text:span><text:span text:style-name="T22">();</text:span></text:p>
              </text:section>
              <text:section text:style-name="Sect2" text:name="crayon-61a1d063b2211354578537-21">
                <text:p text:style-name="P40"><text:span text:style-name="T14">        </text:span><text:span text:style-name="T25">listOfCountries</text:span><text:span text:style-name="T22">.</text:span><text:span text:style-name="T19">add</text:span><text:span text:style-name="T22">(</text:span><text:span text:style-name="T25">indiaCountry</text:span><text:span text:style-name="T22">);</text:span></text:p>
              </text:section>
              <text:section text:style-name="Sect2" text:name="crayon-61a1d063b2211354578537-22">
                <text:p text:style-name="P40"><text:span text:style-name="T14">        </text:span><text:span text:style-name="T25">listOfCountries</text:span><text:span text:style-name="T22">.</text:span><text:span text:style-name="T19">add</text:span><text:span text:style-name="T22">(</text:span><text:span text:style-name="T25">russiaCountry</text:span><text:span text:style-name="T22">);</text:span></text:p>
              </text:section>
              <text:section text:style-name="Sect2" text:name="crayon-61a1d063b2211354578537-23">
                <text:p text:style-name="P40"><text:span text:style-name="T14">        </text:span><text:span text:style-name="T25">listOfCountries</text:span><text:span text:style-name="T22">.</text:span><text:span text:style-name="T19">add</text:span><text:span text:style-name="T22">(</text:span><text:span text:style-name="T25">englandCountry</text:span><text:span text:style-name="T22">);</text:span></text:p>
              </text:section>
              <text:section text:style-name="Sect2" text:name="crayon-61a1d063b2211354578537-24">
                <text:p text:style-name="P40"><text:span text:style-name="T14">        </text:span><text:span text:style-name="T25">listOfCountries</text:span><text:span text:style-name="T22">.</text:span><text:span text:style-name="T19">add</text:span><text:span text:style-name="T22">(</text:span><text:span text:style-name="T25">germanyCountry</text:span><text:span text:style-name="T22">);</text:span></text:p>
              </text:section>
              <text:section text:style-name="Sect2" text:name="crayon-61a1d063b2211354578537-25">
                <text:p text:style-name="P40"> </text:p>
              </text:section>
              <text:section text:style-name="Sect2" text:name="crayon-61a1d063b2211354578537-26">
                <text:p text:style-name="P40"><text:span text:style-name="T14">        </text:span><text:span text:style-name="T25">System</text:span><text:span text:style-name="T22">.</text:span><text:span text:style-name="T25">out</text:span><text:span text:style-name="T22">.</text:span><text:span text:style-name="T19">println</text:span><text:span text:style-name="T22">(</text:span><text:span text:style-name="T34">"Before Sort by id : "</text:span><text:span text:style-name="T22">);</text:span></text:p>
              </text:section>
              <text:section text:style-name="Sect2" text:name="crayon-61a1d063b2211354578537-27">
                <text:p text:style-name="P40"><text:span text:style-name="T14">        </text:span><text:span text:style-name="T4">for</text:span><text:span text:style-name="T15"> </text:span><text:span text:style-name="T22">(</text:span><text:span text:style-name="T11">int</text:span><text:span text:style-name="T15"> </text:span><text:span text:style-name="T25">i</text:span><text:span text:style-name="T15"> = </text:span><text:span text:style-name="T28">0</text:span><text:span text:style-name="T22">;</text:span><text:span text:style-name="T15"> </text:span><text:span text:style-name="T25">i</text:span><text:span text:style-name="T15"> &lt; </text:span><text:span text:style-name="T25">listOfCountries</text:span><text:span text:style-name="T22">.</text:span><text:span text:style-name="T19">size</text:span><text:span text:style-name="T22">();</text:span><text:span text:style-name="T15"> </text:span><text:span text:style-name="T25">i</text:span><text:span text:style-name="T15">++</text:span><text:span text:style-name="T22">)</text:span><text:span text:style-name="T15"> </text:span><text:span text:style-name="T22">{</text:span></text:p>
              </text:section>
              <text:section text:style-name="Sect2" text:name="crayon-61a1d063b2211354578537-28">
                <text:p text:style-name="P40"><text:span text:style-name="T14">            </text:span><text:span text:style-name="T19">Country </text:span><text:span text:style-name="T25">country</text:span><text:span text:style-name="T15">=</text:span><text:span text:style-name="T22">(</text:span><text:span text:style-name="T25">Country</text:span><text:span text:style-name="T22">)</text:span><text:span text:style-name="T15"> </text:span><text:span text:style-name="T25">listOfCountries</text:span><text:span text:style-name="T22">.</text:span><text:span text:style-name="T19">get</text:span><text:span text:style-name="T22">(</text:span><text:span text:style-name="T25">i</text:span><text:span text:style-name="T22">);</text:span></text:p>
              </text:section>
              <text:section text:style-name="Sect2" text:name="crayon-61a1d063b2211354578537-29">
                <text:p text:style-name="P40"><text:span text:style-name="T14">            </text:span><text:span text:style-name="T25">System</text:span><text:span text:style-name="T22">.</text:span><text:span text:style-name="T25">out</text:span><text:span text:style-name="T22">.</text:span><text:span text:style-name="T19">println</text:span><text:span text:style-name="T22">(</text:span><text:span text:style-name="T34">"Country Id: "</text:span><text:span text:style-name="T15">+</text:span><text:span text:style-name="T25">country</text:span><text:span text:style-name="T22">.</text:span><text:span text:style-name="T19">getCountryId</text:span><text:span text:style-name="T22">()</text:span><text:span text:style-name="T15">+</text:span><text:span text:style-name="T34">"||"</text:span><text:span text:style-name="T15">+</text:span><text:span text:style-name="T34">"Country name: "</text:span><text:span text:style-name="T15">+</text:span><text:span text:style-name="T25">country</text:span><text:span text:style-name="T22">.</text:span><text:span text:style-name="T19">getCountryName</text:span><text:span text:style-name="T22">());</text:span></text:p>
              </text:section>
              <text:section text:style-name="Sect2" text:name="crayon-61a1d063b2211354578537-30">
                <text:p text:style-name="P40"><text:span text:style-name="T14">        </text:span><text:span text:style-name="T22">}</text:span></text:p>
              </text:section>
              <text:section text:style-name="Sect2" text:name="crayon-61a1d063b2211354578537-31">
                <text:p text:style-name="P40"><text:span text:style-name="T14">        </text:span><text:span text:style-name="T25">Collections</text:span><text:span text:style-name="T22">.</text:span><text:span text:style-name="T19">sort</text:span><text:span text:style-name="T22">(</text:span><text:span text:style-name="T25">listOfCountries</text:span><text:span text:style-name="T22">, </text:span><text:span text:style-name="T4">new</text:span><text:span text:style-name="T15"> </text:span><text:span text:style-name="T19">CountrySortByIdComparator</text:span><text:span text:style-name="T22">());</text:span></text:p>
              </text:section>
              <text:section text:style-name="Sect2" text:name="crayon-61a1d063b2211354578537-32">
                <text:p text:style-name="P40"> </text:p>
              </text:section>
              <text:section text:style-name="Sect2" text:name="crayon-61a1d063b2211354578537-33">
                <text:p text:style-name="P40"><text:span text:style-name="T14">        </text:span><text:span text:style-name="T25">System</text:span><text:span text:style-name="T22">.</text:span><text:span text:style-name="T25">out</text:span><text:span text:style-name="T22">.</text:span><text:span text:style-name="T19">println</text:span><text:span text:style-name="T22">(</text:span><text:span text:style-name="T34">"After Sort by id: "</text:span><text:span text:style-name="T22">);</text:span></text:p>
              </text:section>
              <text:section text:style-name="Sect2" text:name="crayon-61a1d063b2211354578537-34">
                <text:p text:style-name="P40"><text:span text:style-name="T14">        </text:span><text:span text:style-name="T4">for</text:span><text:span text:style-name="T15"> </text:span><text:span text:style-name="T22">(</text:span><text:span text:style-name="T11">int</text:span><text:span text:style-name="T15"> </text:span><text:span text:style-name="T25">i</text:span><text:span text:style-name="T15"> = </text:span><text:span text:style-name="T28">0</text:span><text:span text:style-name="T22">;</text:span><text:span text:style-name="T15"> </text:span><text:span text:style-name="T25">i</text:span><text:span text:style-name="T15"> &lt; </text:span><text:span text:style-name="T25">listOfCountries</text:span><text:span text:style-name="T22">.</text:span><text:span text:style-name="T19">size</text:span><text:span text:style-name="T22">();</text:span><text:span text:style-name="T15"> </text:span><text:span text:style-name="T25">i</text:span><text:span text:style-name="T15">++</text:span><text:span text:style-name="T22">)</text:span><text:span text:style-name="T15"> </text:span><text:span text:style-name="T22">{</text:span></text:p>
              </text:section>
              <text:section text:style-name="Sect2" text:name="crayon-61a1d063b2211354578537-35">
                <text:p text:style-name="P40"><text:span text:style-name="T14">            </text:span><text:span text:style-name="T19">Country </text:span><text:span text:style-name="T25">country</text:span><text:span text:style-name="T15">=</text:span><text:span text:style-name="T22">(</text:span><text:span text:style-name="T25">Country</text:span><text:span text:style-name="T22">)</text:span><text:span text:style-name="T15"> </text:span><text:span text:style-name="T25">listOfCountries</text:span><text:span text:style-name="T22">.</text:span><text:span text:style-name="T19">get</text:span><text:span text:style-name="T22">(</text:span><text:span text:style-name="T25">i</text:span><text:span text:style-name="T22">);</text:span></text:p>
              </text:section>
              <text:section text:style-name="Sect2" text:name="crayon-61a1d063b2211354578537-36">
                <text:p text:style-name="P40"><text:span text:style-name="T14">            </text:span><text:span text:style-name="T25">System</text:span><text:span text:style-name="T22">.</text:span><text:span text:style-name="T25">out</text:span><text:span text:style-name="T22">.</text:span><text:span text:style-name="T19">println</text:span><text:span text:style-name="T22">(</text:span><text:span text:style-name="T34">"Country Id: "</text:span><text:span text:style-name="T15">+</text:span><text:span text:style-name="T25">country</text:span><text:span text:style-name="T22">.</text:span><text:span text:style-name="T19">getCountryId</text:span><text:span text:style-name="T22">()</text:span><text:span text:style-name="T15">+</text:span><text:span text:style-name="T34">"|| "</text:span><text:span text:style-name="T15">+</text:span><text:span text:style-name="T34">"Country name: "</text:span><text:span text:style-name="T15">+</text:span><text:span text:style-name="T25">country</text:span><text:span text:style-name="T22">.</text:span><text:span text:style-name="T19">getCountryName</text:span><text:span text:style-name="T22">());</text:span></text:p>
              </text:section>
              <text:section text:style-name="Sect2" text:name="crayon-61a1d063b2211354578537-37">
                <text:p text:style-name="P40"><text:span text:style-name="T14">        </text:span><text:span text:style-name="T22">}</text:span></text:p>
              </text:section>
              <text:section text:style-name="Sect2" text:name="crayon-61a1d063b2211354578537-38">
                <text:p text:style-name="P40"> </text:p>
              </text:section>
              <text:section text:style-name="Sect2" text:name="crayon-61a1d063b2211354578537-39">
                <text:p text:style-name="P40"><text:span text:style-name="T14">        </text:span><text:span text:style-name="T35">//Sort by countryName</text:span></text:p>
              </text:section>
              <text:section text:style-name="Sect2" text:name="crayon-61a1d063b2211354578537-40">
                <text:p text:style-name="P40"><text:span text:style-name="T14">        </text:span><text:span text:style-name="T25">Collections</text:span><text:span text:style-name="T22">.</text:span><text:span text:style-name="T19">sort</text:span><text:span text:style-name="T22">(</text:span><text:span text:style-name="T25">listOfCountries</text:span><text:span text:style-name="T22">, </text:span><text:span text:style-name="T4">new</text:span><text:span text:style-name="T15"> </text:span><text:span text:style-name="T19">Comparator</text:span><text:span text:style-name="T22">()</text:span><text:span text:style-name="T15"> </text:span><text:span text:style-name="T22">{</text:span></text:p>
              </text:section>
              <text:section text:style-name="Sect2" text:name="crayon-61a1d063b2211354578537-41">
                <text:p text:style-name="P40"> </text:p>
              </text:section>
              <text:section text:style-name="Sect2" text:name="crayon-61a1d063b2211354578537-42">
                <text:p text:style-name="P40"><text:span text:style-name="T14">            </text:span><text:span text:style-name="T22">@</text:span><text:span text:style-name="T19">Override</text:span></text:p>
              </text:section>
              <text:section text:style-name="Sect2" text:name="crayon-61a1d063b2211354578537-43">
                <text:p text:style-name="P40"><text:span text:style-name="T18">            </text:span><text:span text:style-name="T10">public</text:span><text:span text:style-name="T15"> </text:span><text:span text:style-name="T11">int</text:span><text:span text:style-name="T15"> </text:span><text:span text:style-name="T19">compare</text:span><text:span text:style-name="T22">(</text:span><text:span text:style-name="T19">Country </text:span><text:span text:style-name="T25">o1</text:span><text:span text:style-name="T22">,</text:span><text:span text:style-name="T15"> </text:span><text:span text:style-name="T19">Country </text:span><text:span text:style-name="T25">o2</text:span><text:span text:style-name="T22">)</text:span><text:span text:style-name="T15"> </text:span><text:span text:style-name="T22">{</text:span></text:p>
              </text:section>
              <text:section text:style-name="Sect2" text:name="crayon-61a1d063b2211354578537-44">
                <text:p text:style-name="P40"><text:span text:style-name="T14">                </text:span><text:span text:style-name="T4">return</text:span><text:span text:style-name="T15"> </text:span><text:span text:style-name="T25">o1</text:span><text:span text:style-name="T22">.</text:span><text:span text:style-name="T19">getCountryName</text:span><text:span text:style-name="T22">().</text:span><text:span text:style-name="T19">compareTo</text:span><text:span text:style-name="T22">(</text:span><text:span text:style-name="T25">o2</text:span><text:span text:style-name="T22">.</text:span><text:span text:style-name="T19">getCountryName</text:span><text:span text:style-name="T22">());</text:span></text:p>
              </text:section>
              <text:section text:style-name="Sect2" text:name="crayon-61a1d063b2211354578537-45">
                <text:p text:style-name="P40"><text:span text:style-name="T14">            </text:span><text:span text:style-name="T22">}</text:span></text:p>
              </text:section>
              <text:section text:style-name="Sect2" text:name="crayon-61a1d063b2211354578537-46">
                <text:p text:style-name="P40"><text:span text:style-name="T14">        </text:span><text:span text:style-name="T22">});</text:span></text:p>
              </text:section>
              <text:section text:style-name="Sect2" text:name="crayon-61a1d063b2211354578537-47">
                <text:p text:style-name="P40"> </text:p>
              </text:section>
              <text:section text:style-name="Sect2" text:name="crayon-61a1d063b2211354578537-48">
                <text:p text:style-name="P40"><text:span text:style-name="T14">        </text:span><text:span text:style-name="T25">System</text:span><text:span text:style-name="T22">.</text:span><text:span text:style-name="T25">out</text:span><text:span text:style-name="T22">.</text:span><text:span text:style-name="T19">println</text:span><text:span text:style-name="T22">(</text:span><text:span text:style-name="T34">"After Sort by name: "</text:span><text:span text:style-name="T22">);</text:span></text:p>
              </text:section>
              <text:section text:style-name="Sect2" text:name="crayon-61a1d063b2211354578537-49">
                <text:p text:style-name="P40"><text:span text:style-name="T14">        </text:span><text:span text:style-name="T4">for</text:span><text:span text:style-name="T15"> </text:span><text:span text:style-name="T22">(</text:span><text:span text:style-name="T11">int</text:span><text:span text:style-name="T15"> </text:span><text:span text:style-name="T25">i</text:span><text:span text:style-name="T15"> = </text:span><text:span text:style-name="T28">0</text:span><text:span text:style-name="T22">;</text:span><text:span text:style-name="T15"> </text:span><text:span text:style-name="T25">i</text:span><text:span text:style-name="T15"> &lt; </text:span><text:span text:style-name="T25">listOfCountries</text:span><text:span text:style-name="T22">.</text:span><text:span text:style-name="T19">size</text:span><text:span text:style-name="T22">();</text:span><text:span text:style-name="T15"> </text:span><text:span text:style-name="T25">i</text:span><text:span text:style-name="T15">++</text:span><text:span text:style-name="T22">)</text:span><text:span text:style-name="T15"> </text:span><text:span text:style-name="T22">{</text:span></text:p>
              </text:section>
              <text:section text:style-name="Sect2" text:name="crayon-61a1d063b2211354578537-50">
                <text:p text:style-name="P40"><text:span text:style-name="T14">            </text:span><text:span text:style-name="T19">Country </text:span><text:span text:style-name="T25">country</text:span><text:span text:style-name="T15">=</text:span><text:span text:style-name="T22">(</text:span><text:span text:style-name="T25">Country</text:span><text:span text:style-name="T22">)</text:span><text:span text:style-name="T15"> </text:span><text:span text:style-name="T25">listOfCountries</text:span><text:span text:style-name="T22">.</text:span><text:span text:style-name="T19">get</text:span><text:span text:style-name="T22">(</text:span><text:span text:style-name="T25">i</text:span><text:span text:style-name="T22">);</text:span></text:p>
              </text:section>
              <text:section text:style-name="Sect2" text:name="crayon-61a1d063b2211354578537-51">
                <text:p text:style-name="P40"><text:span text:style-name="T14">            </text:span><text:span text:style-name="T25">System</text:span><text:span text:style-name="T22">.</text:span><text:span text:style-name="T25">out</text:span><text:span text:style-name="T22">.</text:span><text:span text:style-name="T19">println</text:span><text:span text:style-name="T22">(</text:span><text:span text:style-name="T34">"Country Id: "</text:span><text:span text:style-name="T15">+</text:span><text:span text:style-name="T25">country</text:span><text:span text:style-name="T22">.</text:span><text:span text:style-name="T19">getCountryId</text:span><text:span text:style-name="T22">()</text:span><text:span text:style-name="T15">+</text:span><text:span text:style-name="T34">"|| "</text:span><text:span text:style-name="T15">+</text:span><text:span text:style-name="T34">"Country name: "</text:span><text:span text:style-name="T15">+</text:span><text:span text:style-name="T25">country</text:span><text:span text:style-name="T22">.</text:span><text:span text:style-name="T19">getCountryName</text:span><text:span text:style-name="T22">());</text:span></text:p>
              </text:section>
              <text:section text:style-name="Sect2" text:name="crayon-61a1d063b2211354578537-52">
                <text:p text:style-name="P40"><text:span text:style-name="T14">        </text:span><text:span text:style-name="T22">}</text:span></text:p>
              </text:section>
              <text:section text:style-name="Sect2" text:name="crayon-61a1d063b2211354578537-53">
                <text:p text:style-name="P40"><text:span text:style-name="T14">    </text:span><text:span text:style-name="T22">}</text:span></text:p>
              </text:section>
              <text:section text:style-name="Sect2" text:name="crayon-61a1d063b2211354578537-54">
                <text:p text:style-name="P40"> </text:p>
              </text:section>
              <text:section text:style-name="Sect2" text:name="crayon-61a1d063b2211354578537-55">
                <text:p text:style-name="P42">}</text:p>
              </text:section>
              <text:section text:style-name="Sect2" text:name="crayon-61a1d063b2211354578537-56">
                <text:p text:style-name="P40"> </text:p>
              </text:section>
            </table:table-cell>
          </table:table-row>
        </table:table>
        <text:p text:style-name="P11"><text:soft-page-break/></text:p>
      </text:section>
      <text:p text:style-name="P12">Output:</text:p>
      <text:section text:style-name="Sect3" text:name="crayon-61a1d063b2215968959167">
        <text:p text:style-name="P16"><draw:frame draw:style-name="fr2" draw:name="Frame55" text:anchor-type="paragraph" svg:width="0.25in" draw:z-index="7"><draw:text-box fo:min-height="0.0161in"><draw:frame draw:style-name="fr1" draw:name="Frame56" text:anchor-type="frame" svg:x="0in" svg:y="0.1772in" svg:width="0.25in" draw:z-index="8"><draw:text-box fo:min-height="0.1665in"><text:p text:style-name="Text_20_body"/></draw:text-box></draw:frame><text:p text:style-name="Text_20_body"/></draw:text-box></draw:frame><draw:frame draw:style-name="fr2" draw:name="Frame57" text:anchor-type="paragraph" svg:width="0.25in" draw:z-index="9"><draw:text-box fo:min-height="0.0161in"><draw:frame draw:style-name="fr1" draw:name="Frame58" text:anchor-type="frame" svg:x="0in" svg:y="0.1772in" svg:width="0.25in" draw:z-index="10"><draw:text-box fo:min-height="0.1665in"><text:p text:style-name="Text_20_body"/></draw:text-box></draw:frame><text:p text:style-name="Text_20_body"/></draw:text-box></draw:frame><draw:frame draw:style-name="fr2" draw:name="Frame59" text:anchor-type="paragraph" svg:width="0.25in" draw:z-index="11"><draw:text-box fo:min-height="0.0161in"><draw:frame draw:style-name="fr1" draw:name="Frame60" text:anchor-type="frame" svg:x="0in" svg:y="0.1772in" svg:width="0.25in" draw:z-index="12"><draw:text-box fo:min-height="0.1665in"><text:p text:style-name="Text_20_body"/></draw:text-box></draw:frame><text:p text:style-name="Text_20_body"/></draw:text-box></draw:frame></text:p>
        <table:table table:name="Table11" table:style-name="Table11">
          <table:table-column table:style-name="Table11.A"/>
          <table:table-column table:style-name="Table11.B"/>
          <table:table-row table:style-name="TableLine2179634969264">
            <table:table-cell table:style-name="Table11.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able:table-cell>
            <table:table-cell table:style-name="Table11.B1" office:value-type="string">
              <text:section text:style-name="Sect2" text:name="crayon-61a1d063b2215968959167-1">
                <text:p text:style-name="P18"> </text:p>
              </text:section>
              <text:section text:style-name="Sect2" text:name="crayon-61a1d063b2215968959167-2">
                <text:p text:style-name="P19"><text:span text:style-name="T18">Before Sort by </text:span><text:span text:style-name="T24">id</text:span><text:span text:style-name="T14"> : </text:span></text:p>
              </text:section>
              <text:section text:style-name="Sect2" text:name="crayon-61a1d063b2215968959167-3">
                <text:p text:style-name="P19"><text:span text:style-name="T18">Country </text:span><text:span text:style-name="T24">Id</text:span><text:span text:style-name="T14">: </text:span><text:span text:style-name="T27">1</text:span><text:span text:style-name="T14">||</text:span><text:span text:style-name="T18">Country </text:span><text:span text:style-name="T24">name</text:span><text:span text:style-name="T14">: </text:span><text:span text:style-name="T18">India</text:span></text:p>
              </text:section>
              <text:section text:style-name="Sect2" text:name="crayon-61a1d063b2215968959167-4">
                <text:p text:style-name="P19"><text:span text:style-name="T18">Country </text:span><text:span text:style-name="T24">Id</text:span><text:span text:style-name="T14">: </text:span><text:span text:style-name="T27">4</text:span><text:span text:style-name="T14">||</text:span><text:span text:style-name="T18">Country </text:span><text:span text:style-name="T24">name</text:span><text:span text:style-name="T14">: </text:span><text:span text:style-name="T18">Russia</text:span></text:p>
              </text:section>
              <text:section text:style-name="Sect2" text:name="crayon-61a1d063b2215968959167-5">
                <text:p text:style-name="P19"><text:span text:style-name="T18">Country </text:span><text:span text:style-name="T24">Id</text:span><text:span text:style-name="T14">: </text:span><text:span text:style-name="T27">3</text:span><text:span text:style-name="T14">||</text:span><text:span text:style-name="T18">Country </text:span><text:span text:style-name="T24">name</text:span><text:span text:style-name="T14">: </text:span><text:span text:style-name="T18">England</text:span></text:p>
              </text:section>
              <text:section text:style-name="Sect2" text:name="crayon-61a1d063b2215968959167-6">
                <text:p text:style-name="P19"><text:span text:style-name="T18">Country </text:span><text:span text:style-name="T24">Id</text:span><text:span text:style-name="T14">: </text:span><text:span text:style-name="T27">2</text:span><text:span text:style-name="T14">||</text:span><text:span text:style-name="T18">Country </text:span><text:span text:style-name="T24">name</text:span><text:span text:style-name="T14">: </text:span><text:span text:style-name="T18">Germany</text:span></text:p>
              </text:section>
              <text:section text:style-name="Sect2" text:name="crayon-61a1d063b2215968959167-7">
                <text:p text:style-name="P19"><text:span text:style-name="T18">After Sort by </text:span><text:span text:style-name="T24">id</text:span><text:span text:style-name="T14">: </text:span></text:p>
              </text:section>
              <text:section text:style-name="Sect2" text:name="crayon-61a1d063b2215968959167-8">
                <text:p text:style-name="P19"><text:span text:style-name="T18">Country </text:span><text:span text:style-name="T24">Id</text:span><text:span text:style-name="T14">: </text:span><text:span text:style-name="T27">1</text:span><text:span text:style-name="T14">|| </text:span><text:span text:style-name="T18">Country </text:span><text:span text:style-name="T24">name</text:span><text:span text:style-name="T14">: </text:span><text:span text:style-name="T18">India</text:span></text:p>
              </text:section>
              <text:section text:style-name="Sect2" text:name="crayon-61a1d063b2215968959167-9">
                <text:p text:style-name="P19"><text:span text:style-name="T18">Country </text:span><text:span text:style-name="T24">Id</text:span><text:span text:style-name="T14">: </text:span><text:span text:style-name="T27">2</text:span><text:span text:style-name="T14">|| </text:span><text:span text:style-name="T18">Country </text:span><text:span text:style-name="T24">name</text:span><text:span text:style-name="T14">: </text:span><text:span text:style-name="T18">Germany</text:span></text:p>
              </text:section>
              <text:section text:style-name="Sect2" text:name="crayon-61a1d063b2215968959167-10">
                <text:p text:style-name="P19"><text:span text:style-name="T18">Country </text:span><text:span text:style-name="T24">Id</text:span><text:span text:style-name="T14">: </text:span><text:span text:style-name="T27">3</text:span><text:span text:style-name="T14">|| </text:span><text:span text:style-name="T18">Country </text:span><text:span text:style-name="T24">name</text:span><text:span text:style-name="T14">: </text:span><text:span text:style-name="T18">England</text:span></text:p>
              </text:section>
              <text:section text:style-name="Sect2" text:name="crayon-61a1d063b2215968959167-11">
                <text:p text:style-name="P19"><text:span text:style-name="T18">Country </text:span><text:span text:style-name="T24">Id</text:span><text:span text:style-name="T14">: </text:span><text:span text:style-name="T27">4</text:span><text:span text:style-name="T14">|| </text:span><text:span text:style-name="T18">Country </text:span><text:span text:style-name="T24">name</text:span><text:span text:style-name="T14">: </text:span><text:span text:style-name="T18">Russia</text:span></text:p>
              </text:section>
              <text:section text:style-name="Sect2" text:name="crayon-61a1d063b2215968959167-12">
                <text:p text:style-name="P19"><text:span text:style-name="T18">After Sort by </text:span><text:span text:style-name="T24">name</text:span><text:span text:style-name="T14">: </text:span></text:p>
              </text:section>
              <text:section text:style-name="Sect2" text:name="crayon-61a1d063b2215968959167-13">
                <text:p text:style-name="P19"><text:span text:style-name="T18">Country </text:span><text:span text:style-name="T24">Id</text:span><text:span text:style-name="T14">: </text:span><text:span text:style-name="T27">2</text:span><text:span text:style-name="T14">|| </text:span><text:span text:style-name="T18">Country </text:span><text:span text:style-name="T24">name</text:span><text:span text:style-name="T14">: </text:span><text:span text:style-name="T18">England</text:span></text:p>
              </text:section>
              <text:section text:style-name="Sect2" text:name="crayon-61a1d063b2215968959167-14">
                <text:p text:style-name="P19"><text:span text:style-name="T18">Country </text:span><text:span text:style-name="T24">Id</text:span><text:span text:style-name="T14">: </text:span><text:span text:style-name="T27">4</text:span><text:span text:style-name="T14">|| </text:span><text:span text:style-name="T18">Country </text:span><text:span text:style-name="T24">name</text:span><text:span text:style-name="T14">: </text:span><text:span text:style-name="T18">Germany</text:span></text:p>
              </text:section>
              <text:section text:style-name="Sect2" text:name="crayon-61a1d063b2215968959167-15">
                <text:p text:style-name="P19"><text:span text:style-name="T18">Country </text:span><text:span text:style-name="T24">Id</text:span><text:span text:style-name="T14">: </text:span><text:span text:style-name="T27">1</text:span><text:span text:style-name="T14">|| </text:span><text:span text:style-name="T18">Country </text:span><text:span text:style-name="T24">name</text:span><text:span text:style-name="T14">: </text:span><text:span text:style-name="T18">India</text:span></text:p>
              </text:section>
              <text:section text:style-name="Sect2" text:name="crayon-61a1d063b2215968959167-16">
                <text:p text:style-name="P19"><text:span text:style-name="T18">Country </text:span><text:span text:style-name="T24">Id</text:span><text:span text:style-name="T14">: </text:span><text:span text:style-name="T27">3</text:span><text:span text:style-name="T14">|| </text:span><text:span text:style-name="T18">Country </text:span><text:span text:style-name="T24">name</text:span><text:span text:style-name="T14">: </text:span><text:span text:style-name="T1">Russia</text:span></text:p>
              </text:section>
            </table:table-cell>
          </table:table-row>
        </table:table>
        <text:p text:style-name="P6"/>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DM Sans" svg:font-family="'DM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1T12:14:28.693000000</dc:date>
    <meta:editing-duration>PT20M11S</meta:editing-duration>
    <meta:editing-cycles>11</meta:editing-cycles>
    <meta:generator>LibreOffice/7.2.0.4$Windows_X86_64 LibreOffice_project/9a9c6381e3f7a62afc1329bd359cc48accb6435b</meta:generator>
    <meta:document-statistic meta:table-count="10" meta:image-count="0" meta:object-count="1" meta:page-count="11" meta:paragraph-count="535" meta:word-count="1457" meta:character-count="11386" meta:non-whitespace-character-count="9299"/>
  </office:meta>
</office:document-meta>
</file>